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lways"/>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lways"/>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fe86" officeooo:paragraph-rsid="000ffe86"/>
    </style:style>
    <style:style style:name="P2" style:family="paragraph" style:parent-style-name="Text_20_body">
      <style:text-properties officeooo:rsid="00115ccc" officeooo:paragraph-rsid="00115ccc"/>
    </style:style>
    <style:style style:name="P3" style:family="paragraph" style:parent-style-name="Text_20_body">
      <style:text-properties officeooo:rsid="00120ec1" officeooo:paragraph-rsid="00120ec1"/>
    </style:style>
    <style:style style:name="P4" style:family="paragraph" style:parent-style-name="Text_20_body">
      <style:text-properties officeooo:rsid="00135733" officeooo:paragraph-rsid="00135733"/>
    </style:style>
    <style:style style:name="P5" style:family="paragraph" style:parent-style-name="Text_20_body">
      <style:text-properties officeooo:rsid="001b51b2" officeooo:paragraph-rsid="001b51b2"/>
    </style:style>
    <style:style style:name="P6" style:family="paragraph" style:parent-style-name="Text_20_body">
      <style:text-properties style:font-name="Times New Roman" fo:font-size="12pt" officeooo:rsid="00257e0a" officeooo:paragraph-rsid="00257e0a" style:font-size-asian="12pt" style:font-size-complex="12pt"/>
    </style:style>
    <style:style style:name="P7" style:family="paragraph" style:parent-style-name="Text_20_body">
      <style:text-properties style:font-name="Times New Roman" fo:font-size="12pt" officeooo:rsid="002724e4" officeooo:paragraph-rsid="002724e4" style:font-size-asian="12pt" style:font-size-complex="12pt"/>
    </style:style>
    <style:style style:name="P8" style:family="paragraph" style:parent-style-name="Text_20_body">
      <style:text-properties officeooo:rsid="003cb946" officeooo:paragraph-rsid="003cb946"/>
    </style:style>
    <style:style style:name="P9" style:family="paragraph" style:parent-style-name="Standard">
      <style:paragraph-properties fo:text-align="end" style:justify-single-word="false"/>
      <style:text-properties fo:font-weight="bold" officeooo:rsid="000ffe86" officeooo:paragraph-rsid="000ffe86" style:font-weight-asian="bold" style:font-weight-complex="bold"/>
    </style:style>
    <style:style style:name="P10" style:family="paragraph" style:parent-style-name="Standard">
      <style:paragraph-properties fo:text-align="start" style:justify-single-word="false"/>
      <style:text-properties fo:font-weight="bold" officeooo:rsid="000ffe86" officeooo:paragraph-rsid="000ffe86" style:font-weight-asian="bold" style:font-weight-complex="bold"/>
    </style:style>
    <style:style style:name="P11" style:family="paragraph" style:parent-style-name="Standard">
      <style:text-properties style:font-name="Times New Roman" fo:font-size="12pt" officeooo:rsid="0033e860" officeooo:paragraph-rsid="0033e860" style:font-size-asian="12pt" style:font-size-complex="12pt"/>
    </style:style>
    <style:style style:name="P12" style:family="paragraph" style:parent-style-name="Standard">
      <style:text-properties style:font-name="Times New Roman" fo:font-size="12pt" officeooo:rsid="0033e860" officeooo:paragraph-rsid="0034fb8a" style:font-size-asian="12pt" style:font-size-complex="12pt"/>
    </style:style>
    <style:style style:name="P13" style:family="paragraph" style:parent-style-name="Standard">
      <style:text-properties style:font-name="Times New Roman" fo:font-size="12pt" officeooo:rsid="0037af98" officeooo:paragraph-rsid="0037af98" style:font-size-asian="12pt" style:font-size-complex="12pt"/>
    </style:style>
    <style:style style:name="P14" style:family="paragraph" style:parent-style-name="Standard">
      <style:text-properties style:font-name="Times New Roman" fo:font-size="12pt" officeooo:rsid="0038cbf0" officeooo:paragraph-rsid="0038cbf0" style:font-size-asian="12pt" style:font-size-complex="12pt"/>
    </style:style>
    <style:style style:name="P15" style:family="paragraph" style:parent-style-name="Standard">
      <style:text-properties style:font-name="Times New Roman" fo:font-size="12pt" style:text-underline-style="none" officeooo:rsid="0035e6bb" officeooo:paragraph-rsid="0035e6bb" style:font-size-asian="12pt" style:font-size-complex="12pt"/>
    </style:style>
    <style:style style:name="P16" style:family="paragraph" style:parent-style-name="Standard">
      <style:text-properties officeooo:rsid="00434202" officeooo:paragraph-rsid="00434202"/>
    </style:style>
    <style:style style:name="P17" style:family="paragraph" style:parent-style-name="Standard">
      <style:text-properties officeooo:rsid="00434202" officeooo:paragraph-rsid="0044bfad"/>
    </style:style>
    <style:style style:name="P18" style:family="paragraph" style:parent-style-name="Standard">
      <style:text-properties officeooo:rsid="0044bfad" officeooo:paragraph-rsid="0044bfad"/>
    </style:style>
    <style:style style:name="P19" style:family="paragraph" style:parent-style-name="Standard">
      <style:text-properties officeooo:paragraph-rsid="0044bfad"/>
    </style:style>
    <style:style style:name="P20" style:family="paragraph" style:parent-style-name="Standard">
      <style:text-properties officeooo:paragraph-rsid="0046752d"/>
    </style:style>
    <style:style style:name="P21" style:family="paragraph" style:parent-style-name="Standard">
      <style:text-properties officeooo:rsid="00486b93" officeooo:paragraph-rsid="00486b93"/>
    </style:style>
    <style:style style:name="P22" style:family="paragraph" style:parent-style-name="Standard">
      <style:text-properties officeooo:rsid="00486b93" officeooo:paragraph-rsid="004a3012"/>
    </style:style>
    <style:style style:name="P23" style:family="paragraph" style:parent-style-name="Standard">
      <style:text-properties officeooo:rsid="00486b93" officeooo:paragraph-rsid="004cca0c"/>
    </style:style>
    <style:style style:name="P24" style:family="paragraph" style:parent-style-name="Standard">
      <style:text-properties officeooo:rsid="004acc33" officeooo:paragraph-rsid="004acc33"/>
    </style:style>
    <style:style style:name="P25" style:family="paragraph" style:parent-style-name="Standard">
      <style:text-properties officeooo:rsid="004cca0c" officeooo:paragraph-rsid="004cca0c"/>
    </style:style>
    <style:style style:name="P26" style:family="paragraph" style:parent-style-name="Standard">
      <style:text-properties officeooo:rsid="004cca0c" officeooo:paragraph-rsid="004d6d70"/>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rsid="001c8a36" officeooo:paragraph-rsid="001c8a36" style:font-weight-asian="bold" style:font-weight-complex="bold"/>
    </style:style>
    <style:style style:name="P29" style:family="paragraph" style:parent-style-name="Table_20_Contents">
      <style:text-properties fo:font-weight="bold" officeooo:rsid="002365d3" officeooo:paragraph-rsid="002365d3" style:font-weight-asian="bold" style:font-weight-complex="bold"/>
    </style:style>
    <style:style style:name="P30" style:family="paragraph" style:parent-style-name="Table_20_Contents">
      <style:text-properties fo:font-weight="bold" officeooo:rsid="002365d3" officeooo:paragraph-rsid="00252c1c" style:font-weight-asian="bold" style:font-weight-complex="bold"/>
    </style:style>
    <style:style style:name="P31" style:family="paragraph" style:parent-style-name="Table_20_Contents">
      <style:text-properties fo:font-weight="bold" officeooo:rsid="002365d3" officeooo:paragraph-rsid="0034fb8a" style:font-weight-asian="bold" style:font-weight-complex="bold"/>
    </style:style>
    <style:style style:name="P32" style:family="paragraph" style:parent-style-name="Table_20_Contents">
      <style:text-properties fo:font-weight="bold" officeooo:rsid="002365d3" officeooo:paragraph-rsid="0046752d" style:font-weight-asian="bold" style:font-weight-complex="bold"/>
    </style:style>
    <style:style style:name="P33" style:family="paragraph" style:parent-style-name="Table_20_Contents">
      <style:text-properties fo:font-weight="bold" officeooo:rsid="002365d3" officeooo:paragraph-rsid="004d6d70" style:font-weight-asian="bold" style:font-weight-complex="bold"/>
    </style:style>
    <style:style style:name="P34" style:family="paragraph" style:parent-style-name="Table_20_Contents">
      <style:text-properties fo:font-weight="bold" officeooo:rsid="001c9f13" officeooo:paragraph-rsid="001c9f13" style:font-weight-asian="bold" style:font-weight-complex="bold"/>
    </style:style>
    <style:style style:name="P35" style:family="paragraph" style:parent-style-name="Table_20_Contents">
      <style:paragraph-properties fo:text-align="center" style:justify-single-word="false"/>
      <style:text-properties fo:font-weight="bold" officeooo:rsid="001c9f13" officeooo:paragraph-rsid="001c9f13" style:font-weight-asian="bold" style:font-weight-complex="bold"/>
    </style:style>
    <style:style style:name="P36" style:family="paragraph" style:parent-style-name="Table_20_Contents">
      <style:paragraph-properties fo:text-align="center" style:justify-single-word="false"/>
      <style:text-properties fo:font-weight="bold" officeooo:rsid="001c9f13" officeooo:paragraph-rsid="0034fb8a" style:font-weight-asian="bold" style:font-weight-complex="bold"/>
    </style:style>
    <style:style style:name="P37" style:family="paragraph" style:parent-style-name="Table_20_Contents">
      <style:paragraph-properties fo:text-align="center" style:justify-single-word="false"/>
      <style:text-properties fo:font-weight="bold" officeooo:rsid="001c9f13" officeooo:paragraph-rsid="0046752d" style:font-weight-asian="bold" style:font-weight-complex="bold"/>
    </style:style>
    <style:style style:name="P38" style:family="paragraph" style:parent-style-name="Table_20_Contents">
      <style:paragraph-properties fo:text-align="center" style:justify-single-word="false"/>
      <style:text-properties fo:font-weight="bold" officeooo:rsid="001c9f13" officeooo:paragraph-rsid="004d6d70" style:font-weight-asian="bold" style:font-weight-complex="bold"/>
    </style:style>
    <style:style style:name="P39" style:family="paragraph" style:parent-style-name="Table_20_Contents">
      <style:text-properties fo:font-weight="bold" officeooo:rsid="001c9f13" officeooo:paragraph-rsid="0034fb8a" style:font-weight-asian="bold" style:font-weight-complex="bold"/>
    </style:style>
    <style:style style:name="P40" style:family="paragraph" style:parent-style-name="Table_20_Contents">
      <style:text-properties fo:font-weight="bold" officeooo:rsid="001c9f13" officeooo:paragraph-rsid="0046752d" style:font-weight-asian="bold" style:font-weight-complex="bold"/>
    </style:style>
    <style:style style:name="P41" style:family="paragraph" style:parent-style-name="Table_20_Contents">
      <style:text-properties fo:font-weight="bold" officeooo:rsid="001c9f13" officeooo:paragraph-rsid="004d6d70" style:font-weight-asian="bold" style:font-weight-complex="bold"/>
    </style:style>
    <style:style style:name="P42" style:family="paragraph" style:parent-style-name="Table_20_Contents">
      <style:text-properties fo:font-weight="bold" officeooo:paragraph-rsid="0034fb8a" style:font-weight-asian="bold" style:font-weight-complex="bold"/>
    </style:style>
    <style:style style:name="P43" style:family="paragraph" style:parent-style-name="Table_20_Contents">
      <style:text-properties fo:font-weight="bold" officeooo:paragraph-rsid="0046752d" style:font-weight-asian="bold" style:font-weight-complex="bold"/>
    </style:style>
    <style:style style:name="P44" style:family="paragraph" style:parent-style-name="Table_20_Contents">
      <style:text-properties fo:font-weight="bold" officeooo:paragraph-rsid="004d6d70" style:font-weight-asian="bold" style:font-weight-complex="bold"/>
    </style:style>
    <style:style style:name="P45" style:family="paragraph" style:parent-style-name="Table_20_Contents">
      <style:paragraph-properties fo:text-align="center" style:justify-single-word="false"/>
      <style:text-properties officeooo:rsid="0021facf" officeooo:paragraph-rsid="0021facf"/>
    </style:style>
    <style:style style:name="P46" style:family="paragraph" style:parent-style-name="Table_20_Contents">
      <style:paragraph-properties fo:text-align="center" style:justify-single-word="false"/>
      <style:text-properties officeooo:rsid="001c8a36" officeooo:paragraph-rsid="001c8a36"/>
    </style:style>
    <style:style style:name="P47" style:family="paragraph" style:parent-style-name="Table_20_Contents">
      <style:text-properties style:font-name="Times New Roman" fo:font-size="12pt" fo:font-weight="bold" officeooo:rsid="00276278" officeooo:paragraph-rsid="00276278"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57" style:family="paragraph" style:parent-style-name="Table_20_Contents">
      <style:text-properties style:font-name="Times New Roman" fo:font-size="12pt" fo:font-weight="bold" officeooo:rsid="00276278" officeooo:paragraph-rsid="00298b47" style:font-size-asian="12pt" style:font-weight-asian="bold" style:font-size-complex="12pt" style:font-weight-complex="bold"/>
    </style:style>
    <style:style style:name="P58" style:family="paragraph" style:parent-style-name="Table_20_Contents">
      <style:text-properties style:font-name="Times New Roman" fo:font-size="12pt" fo:font-weight="bold" officeooo:rsid="00276278" officeooo:paragraph-rsid="0034fb8a" style:font-size-asian="12pt" style:font-weight-asian="bold" style:font-size-complex="12pt" style:font-weight-complex="bold"/>
    </style:style>
    <style:style style:name="P59" style:family="paragraph" style:parent-style-name="Table_20_Contents">
      <style:text-properties style:font-name="Times New Roman" fo:font-size="12pt" fo:font-weight="bold" officeooo:rsid="00276278" officeooo:paragraph-rsid="0038cbf0" style:font-size-asian="12pt" style:font-weight-asian="bold" style:font-size-complex="12pt" style:font-weight-complex="bold"/>
    </style:style>
    <style:style style:name="P60" style:family="paragraph" style:parent-style-name="Table_20_Contents">
      <style:text-properties style:font-name="Times New Roman" fo:font-size="12pt" fo:font-weight="bold" officeooo:rsid="00276278" officeooo:paragraph-rsid="00395d7f" style:font-size-asian="12pt" style:font-weight-asian="bold" style:font-size-complex="12pt" style:font-weight-complex="bold"/>
    </style:style>
    <style:style style:name="P61" style:family="paragraph" style:parent-style-name="Table_20_Contents">
      <style:text-properties style:font-name="Times New Roman" fo:font-size="12pt" fo:font-weight="bold" officeooo:rsid="00276278" officeooo:paragraph-rsid="003c0954" style:font-size-asian="12pt" style:font-weight-asian="bold" style:font-size-complex="12pt" style:font-weight-complex="bold"/>
    </style:style>
    <style:style style:name="P62" style:family="paragraph" style:parent-style-name="Table_20_Contents">
      <style:text-properties style:font-name="Times New Roman" fo:font-size="12pt" fo:font-weight="bold" officeooo:rsid="00276278" officeooo:paragraph-rsid="0044bfad" style:font-size-asian="12pt" style:font-weight-asian="bold" style:font-size-complex="12pt" style:font-weight-complex="bold"/>
    </style:style>
    <style:style style:name="P63" style:family="paragraph" style:parent-style-name="Table_20_Contents">
      <style:text-properties style:font-name="Times New Roman" fo:font-size="12pt" fo:font-weight="bold" officeooo:rsid="00276278" officeooo:paragraph-rsid="004a3012" style:font-size-asian="12pt" style:font-weight-asian="bold" style:font-size-complex="12pt" style:font-weight-complex="bold"/>
    </style:style>
    <style:style style:name="P64" style:family="paragraph" style:parent-style-name="Table_20_Contents">
      <style:text-properties style:font-name="Times New Roman" fo:font-size="12pt" fo:font-weight="bold" officeooo:rsid="00276278" officeooo:paragraph-rsid="004cca0c" style:font-size-asian="12pt" style:font-weight-asian="bold" style:font-size-complex="12pt" style:font-weight-complex="bold"/>
    </style:style>
    <style:style style:name="P65" style:family="paragraph" style:parent-style-name="Table">
      <style:paragraph-properties fo:margin-top="0cm" fo:margin-bottom="0cm" loext:contextual-spacing="false" fo:line-height="100%" fo:text-align="center" style:justify-single-word="false"/>
    </style:style>
    <style:style style:name="P66" style:family="paragraph" style:parent-style-name="Table">
      <style:paragraph-properties fo:margin-top="0cm" fo:margin-bottom="0cm" loext:contextual-spacing="false" fo:line-height="100%" fo:text-align="center" style:justify-single-word="false"/>
      <style:text-properties officeooo:rsid="002365d3" officeooo:paragraph-rsid="002365d3"/>
    </style:style>
    <style:style style:name="P67" style:family="paragraph" style:parent-style-name="Table">
      <style:paragraph-properties fo:margin-top="0cm" fo:margin-bottom="0cm" loext:contextual-spacing="false" fo:text-align="center" style:justify-single-word="false"/>
    </style:style>
    <style:style style:name="P68" style:family="paragraph" style:parent-style-name="Table">
      <style:paragraph-properties fo:margin-top="0cm" fo:margin-bottom="0cm" loext:contextual-spacing="false" fo:text-align="center" style:justify-single-word="false"/>
      <style:text-properties officeooo:rsid="00252c1c" officeooo:paragraph-rsid="00252c1c"/>
    </style:style>
    <style:style style:name="P69" style:family="paragraph" style:parent-style-name="Table">
      <style:paragraph-properties fo:margin-top="0cm" fo:margin-bottom="0cm" loext:contextual-spacing="false" fo:text-align="center" style:justify-single-word="false"/>
      <style:text-properties officeooo:rsid="00296398" officeooo:paragraph-rsid="00296398"/>
    </style:style>
    <style:style style:name="P70" style:family="paragraph" style:parent-style-name="Table">
      <style:paragraph-properties fo:margin-top="0cm" fo:margin-bottom="0cm" loext:contextual-spacing="false" fo:text-align="center" style:justify-single-word="false"/>
      <style:text-properties officeooo:rsid="002b98ff" officeooo:paragraph-rsid="002b98ff"/>
    </style:style>
    <style:style style:name="P71" style:family="paragraph" style:parent-style-name="Table">
      <style:paragraph-properties fo:margin-top="0cm" fo:margin-bottom="0cm" loext:contextual-spacing="false" fo:text-align="center" style:justify-single-word="false"/>
      <style:text-properties officeooo:rsid="0034fb8a" officeooo:paragraph-rsid="0034fb8a"/>
    </style:style>
    <style:style style:name="P72" style:family="paragraph" style:parent-style-name="Table">
      <style:paragraph-properties fo:margin-top="0cm" fo:margin-bottom="0cm" loext:contextual-spacing="false" fo:text-align="center" style:justify-single-word="false"/>
      <style:text-properties officeooo:rsid="003cb946" officeooo:paragraph-rsid="003cb946"/>
    </style:style>
    <style:style style:name="P73" style:family="paragraph" style:parent-style-name="Table">
      <style:paragraph-properties fo:margin-top="0cm" fo:margin-bottom="0cm" loext:contextual-spacing="false" fo:text-align="center" style:justify-single-word="false"/>
      <style:text-properties officeooo:rsid="0044bfad" officeooo:paragraph-rsid="0044bfad"/>
    </style:style>
    <style:style style:name="P74" style:family="paragraph" style:parent-style-name="Table">
      <style:paragraph-properties fo:margin-top="0cm" fo:margin-bottom="0cm" loext:contextual-spacing="false" fo:text-align="center" style:justify-single-word="false"/>
      <style:text-properties officeooo:rsid="00486b93" officeooo:paragraph-rsid="00486b93"/>
    </style:style>
    <style:style style:name="P75" style:family="paragraph" style:parent-style-name="Table">
      <style:paragraph-properties fo:margin-top="0cm" fo:margin-bottom="0cm" loext:contextual-spacing="false" fo:text-align="center" style:justify-single-word="false"/>
      <style:text-properties officeooo:rsid="004acc33" officeooo:paragraph-rsid="004acc33"/>
    </style:style>
    <style:style style:name="P76" style:family="paragraph" style:parent-style-name="Table">
      <style:paragraph-properties fo:margin-top="0cm" fo:margin-bottom="0cm" loext:contextual-spacing="false" fo:text-align="center" style:justify-single-word="false"/>
      <style:text-properties officeooo:rsid="004cca0c" officeooo:paragraph-rsid="004cca0c"/>
    </style:style>
    <style:style style:name="P77" style:family="paragraph" style:parent-style-name="Table">
      <style:paragraph-properties fo:margin-top="0cm" fo:margin-bottom="0cm" loext:contextual-spacing="false" fo:text-align="center" style:justify-single-word="false"/>
      <style:text-properties officeooo:rsid="004d6d70" officeooo:paragraph-rsid="004d6d70"/>
    </style:style>
    <style:style style:name="P78" style:family="paragraph" style:parent-style-name="Table">
      <style:paragraph-properties fo:margin-top="0cm" fo:margin-bottom="0cm" loext:contextual-spacing="false" fo:text-align="center" style:justify-single-word="false"/>
    </style:style>
    <style:style style:name="P79" style:family="paragraph" style:parent-style-name="Table">
      <style:paragraph-properties fo:margin-top="0cm" fo:margin-bottom="0cm" loext:contextual-spacing="false" fo:text-align="center" style:justify-single-word="false"/>
      <style:text-properties officeooo:rsid="005eaf26" officeooo:paragraph-rsid="005eaf26"/>
    </style:style>
    <style:style style:name="P80" style:family="paragraph" style:parent-style-name="Table">
      <style:paragraph-properties fo:margin-top="0cm" fo:margin-bottom="0cm" loext:contextual-spacing="false" fo:text-align="center" style:justify-single-word="false"/>
      <style:text-properties officeooo:rsid="006035e1" officeooo:paragraph-rsid="006035e1"/>
    </style:style>
    <style:style style:name="P81" style:family="paragraph" style:parent-style-name="Table">
      <style:paragraph-properties fo:margin-top="0cm" fo:margin-bottom="0cm" loext:contextual-spacing="false" fo:text-align="center" style:justify-single-word="false"/>
      <style:text-properties officeooo:rsid="0064f8a8" officeooo:paragraph-rsid="0064f8a8"/>
    </style:style>
    <style:style style:name="P82" style:family="paragraph" style:parent-style-name="Table">
      <style:paragraph-properties fo:margin-top="0cm" fo:margin-bottom="0cm" loext:contextual-spacing="false" fo:text-align="center" style:justify-single-word="false"/>
      <style:text-properties officeooo:rsid="00673a6e" officeooo:paragraph-rsid="00673a6e"/>
    </style:style>
    <style:style style:name="P83" style:family="paragraph" style:parent-style-name="Table">
      <style:paragraph-properties fo:margin-top="0cm" fo:margin-bottom="0cm" loext:contextual-spacing="false" fo:text-align="center" style:justify-single-word="false"/>
      <style:text-properties officeooo:rsid="006b464c" officeooo:paragraph-rsid="006b464c"/>
    </style:style>
    <style:style style:name="P84" style:family="paragraph" style:parent-style-name="Table">
      <style:paragraph-properties fo:margin-top="0cm" fo:margin-bottom="0cm" loext:contextual-spacing="false" fo:text-align="center" style:justify-single-word="false"/>
      <style:text-properties officeooo:rsid="006dc043" officeooo:paragraph-rsid="006dc043"/>
    </style:style>
    <style:style style:name="P85" style:family="paragraph" style:parent-style-name="Table">
      <style:paragraph-properties fo:margin-top="0cm" fo:margin-bottom="0cm" loext:contextual-spacing="false" fo:text-align="center" style:justify-single-word="false"/>
      <style:text-properties officeooo:rsid="0071a47c" officeooo:paragraph-rsid="0071a47c"/>
    </style:style>
    <style:style style:name="P86" style:family="paragraph" style:parent-style-name="Table">
      <style:paragraph-properties fo:margin-top="0cm" fo:margin-bottom="0cm" loext:contextual-spacing="false" fo:text-align="center" style:justify-single-word="false"/>
      <style:text-properties officeooo:rsid="00730812" officeooo:paragraph-rsid="00730812"/>
    </style:style>
    <style:style style:name="P87" style:family="paragraph" style:parent-style-name="Table">
      <style:paragraph-properties fo:margin-top="0cm" fo:margin-bottom="0cm" loext:contextual-spacing="false" fo:text-align="center" style:justify-single-word="false"/>
      <style:text-properties officeooo:rsid="0074eefa" officeooo:paragraph-rsid="0074eefa"/>
    </style:style>
    <style:style style:name="P88" style:family="paragraph" style:parent-style-name="Table">
      <style:paragraph-properties fo:margin-top="0cm" fo:margin-bottom="0cm" loext:contextual-spacing="false" fo:text-align="center" style:justify-single-word="false"/>
      <style:text-properties officeooo:rsid="0075e8e9" officeooo:paragraph-rsid="0075e8e9"/>
    </style:style>
    <style:style style:name="P89" style:family="paragraph" style:parent-style-name="Table">
      <style:paragraph-properties fo:margin-top="0cm" fo:margin-bottom="0cm" loext:contextual-spacing="false" fo:text-align="center" style:justify-single-word="false"/>
      <style:text-properties officeooo:rsid="0076d951" officeooo:paragraph-rsid="0076d951"/>
    </style:style>
    <style:style style:name="P90" style:family="paragraph" style:parent-style-name="Text_20_body">
      <style:text-properties style:font-name="Times New Roman" fo:font-size="12pt" officeooo:rsid="00296398" officeooo:paragraph-rsid="00296398" style:font-size-asian="12pt" style:font-size-complex="12pt"/>
    </style:style>
    <style:style style:name="P91" style:family="paragraph" style:parent-style-name="Text_20_body">
      <style:text-properties officeooo:paragraph-rsid="0017fb26"/>
    </style:style>
    <style:style style:name="P92" style:family="paragraph" style:parent-style-name="Text_20_body">
      <style:text-properties officeooo:rsid="00775071" officeooo:paragraph-rsid="00775071"/>
    </style:style>
    <style:style style:name="P93" style:family="paragraph" style:parent-style-name="Text_20_body">
      <style:text-properties officeooo:rsid="0078459b" officeooo:paragraph-rsid="0078459b"/>
    </style:style>
    <style:style style:name="P94" style:family="paragraph" style:parent-style-name="Text_20_body" style:list-style-name="L1">
      <style:paragraph-properties fo:margin-top="0cm" fo:margin-bottom="0.199cm" loext:contextual-spacing="false" fo:line-height="100%" fo:text-align="justify" style:justify-single-word="false"/>
      <style:text-properties style:font-name="Times New Roman1" fo:font-size="12pt" officeooo:rsid="00515d93" officeooo:paragraph-rsid="00219129" style:font-size-asian="12pt" style:font-size-complex="12pt"/>
    </style:style>
    <style:style style:name="P95" style:family="paragraph" style:parent-style-name="Text_20_body" style:list-style-name="L1">
      <style:paragraph-properties fo:margin-top="0cm" fo:margin-bottom="0.199cm" loext:contextual-spacing="false" fo:line-height="100%" fo:text-align="justify" style:justify-single-word="false"/>
      <style:text-properties style:font-name="Times New Roman1" fo:font-size="12pt" officeooo:rsid="00515d93" officeooo:paragraph-rsid="0021787b" style:font-size-asian="12pt" style:font-size-complex="12pt"/>
    </style:style>
    <style:style style:name="P96"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ext-properties style:font-name="Times New Roman1" fo:font-size="12pt" officeooo:rsid="00515d93" officeooo:paragraph-rsid="0071a47c" style:font-size-asian="12pt" style:font-size-complex="12pt"/>
    </style:style>
    <style:style style:name="P97" style:family="paragraph" style:parent-style-name="Text_20_body" style:list-style-name="L2">
      <style:paragraph-properties fo:margin-top="0cm" fo:margin-bottom="0.199cm" loext:contextual-spacing="false" fo:line-height="100%" fo:text-align="justify" style:justify-single-word="false"/>
      <style:text-properties style:font-name="Times New Roman1" fo:font-size="12pt" officeooo:rsid="00219129" officeooo:paragraph-rsid="00219129" style:font-size-asian="12pt" style:font-size-complex="12pt"/>
    </style:style>
    <style:style style:name="P98" style:family="paragraph" style:parent-style-name="Text_20_body" style:list-style-name="L2">
      <loext:graphic-properties draw:fill="none"/>
      <style:paragraph-properties fo:margin-top="0cm" fo:margin-bottom="0.199cm" loext:contextual-spacing="false" fo:line-height="100%" fo:text-align="justify" style:justify-single-word="false" fo:background-color="transparent"/>
      <style:text-properties style:font-name="Times New Roman1" fo:font-size="12pt" officeooo:rsid="00219129" officeooo:paragraph-rsid="005b0f9e" style:font-size-asian="12pt" style:font-size-complex="12pt"/>
    </style:style>
    <style:style style:name="P99" style:family="paragraph" style:parent-style-name="Text_20_body" style:list-style-name="L2">
      <style:paragraph-properties fo:margin-top="0cm" fo:margin-bottom="0.199cm" loext:contextual-spacing="false" fo:line-height="100%" fo:text-align="justify" style:justify-single-word="false"/>
      <style:text-properties officeooo:paragraph-rsid="0021787b"/>
    </style:style>
    <style:style style:name="P100"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ext-properties officeooo:paragraph-rsid="00219129"/>
    </style:style>
    <style:style style:name="P101"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ext-properties officeooo:paragraph-rsid="0071a47c"/>
    </style:style>
    <style:style style:name="P102" style:family="paragraph" style:parent-style-name="Standard">
      <style:text-properties officeooo:paragraph-rsid="0054cfc8"/>
    </style:style>
    <style:style style:name="P103" style:family="paragraph" style:parent-style-name="Standard" style:list-style-name="L5">
      <style:text-properties officeooo:paragraph-rsid="0055f8fb"/>
    </style:style>
    <style:style style:name="P104" style:family="paragraph" style:parent-style-name="Standard">
      <style:text-properties officeooo:paragraph-rsid="0055f8fb"/>
    </style:style>
    <style:style style:name="P105" style:family="paragraph" style:parent-style-name="Standard">
      <style:text-properties officeooo:rsid="004f1362" officeooo:paragraph-rsid="004f1362"/>
    </style:style>
    <style:style style:name="P106" style:family="paragraph" style:parent-style-name="Standard">
      <style:text-properties officeooo:rsid="00486b93" officeooo:paragraph-rsid="005cdff5"/>
    </style:style>
    <style:style style:name="P107" style:family="paragraph" style:parent-style-name="Standard">
      <style:text-properties officeooo:rsid="005eaf26" officeooo:paragraph-rsid="005eaf26"/>
    </style:style>
    <style:style style:name="P108" style:family="paragraph" style:parent-style-name="Standard">
      <style:text-properties officeooo:rsid="006035e1" officeooo:paragraph-rsid="006035e1"/>
    </style:style>
    <style:style style:name="P109" style:family="paragraph" style:parent-style-name="Standard">
      <style:text-properties officeooo:paragraph-rsid="006361c4"/>
    </style:style>
    <style:style style:name="P110" style:family="paragraph" style:parent-style-name="Standard">
      <style:text-properties officeooo:rsid="0064f8a8" officeooo:paragraph-rsid="0064f8a8"/>
    </style:style>
    <style:style style:name="P111" style:family="paragraph" style:parent-style-name="Standard">
      <style:text-properties officeooo:rsid="00673a6e" officeooo:paragraph-rsid="00673a6e"/>
    </style:style>
    <style:style style:name="P112" style:family="paragraph" style:parent-style-name="Standard">
      <style:text-properties officeooo:rsid="00673a6e" officeooo:paragraph-rsid="0069a84f"/>
    </style:style>
    <style:style style:name="P113" style:family="paragraph" style:parent-style-name="Standard">
      <style:text-properties officeooo:rsid="00673a6e" officeooo:paragraph-rsid="0072ff12"/>
    </style:style>
    <style:style style:name="P114" style:family="paragraph" style:parent-style-name="Standard">
      <style:text-properties officeooo:rsid="00673a6e" officeooo:paragraph-rsid="00730812"/>
    </style:style>
    <style:style style:name="P115" style:family="paragraph" style:parent-style-name="Standard">
      <style:text-properties officeooo:rsid="00673a6e" officeooo:paragraph-rsid="0075e8e9"/>
    </style:style>
    <style:style style:name="P116" style:family="paragraph" style:parent-style-name="Standard">
      <style:text-properties officeooo:rsid="006b464c" officeooo:paragraph-rsid="006b464c"/>
    </style:style>
    <style:style style:name="P117" style:family="paragraph" style:parent-style-name="Standard">
      <style:text-properties officeooo:rsid="006dc043" officeooo:paragraph-rsid="006dc043"/>
    </style:style>
    <style:style style:name="P118" style:family="paragraph" style:parent-style-name="Standard" style:list-style-name="L6">
      <style:text-properties officeooo:rsid="006f9c70" officeooo:paragraph-rsid="006f9c70"/>
    </style:style>
    <style:style style:name="P119" style:family="paragraph" style:parent-style-name="Standard">
      <style:text-properties officeooo:rsid="006f9c70" officeooo:paragraph-rsid="006f9c70"/>
    </style:style>
    <style:style style:name="P120" style:family="paragraph" style:parent-style-name="Standard">
      <style:text-properties officeooo:rsid="006f9c70" officeooo:paragraph-rsid="006fe0dd"/>
    </style:style>
    <style:style style:name="P121" style:family="paragraph" style:parent-style-name="Standard">
      <style:text-properties officeooo:rsid="0071a47c" officeooo:paragraph-rsid="0071a47c"/>
    </style:style>
    <style:style style:name="P122" style:family="paragraph" style:parent-style-name="Standard">
      <style:text-properties officeooo:rsid="00730812" officeooo:paragraph-rsid="00730812"/>
    </style:style>
    <style:style style:name="P123" style:family="paragraph" style:parent-style-name="Standard">
      <style:text-properties officeooo:rsid="0074eefa" officeooo:paragraph-rsid="0074eefa"/>
    </style:style>
    <style:style style:name="P124" style:family="paragraph" style:parent-style-name="Standard">
      <style:text-properties officeooo:rsid="0075e8e9" officeooo:paragraph-rsid="0075e8e9"/>
    </style:style>
    <style:style style:name="P125" style:family="paragraph" style:parent-style-name="Standard">
      <style:text-properties officeooo:rsid="0075e8e9" officeooo:paragraph-rsid="0076d951"/>
    </style:style>
    <style:style style:name="P126" style:family="paragraph" style:parent-style-name="Standard">
      <style:text-properties officeooo:rsid="0076d951" officeooo:paragraph-rsid="0076d951"/>
    </style:style>
    <style:style style:name="P127" style:family="paragraph" style:parent-style-name="Standard">
      <style:text-properties officeooo:rsid="00775071" officeooo:paragraph-rsid="00775071"/>
    </style:style>
    <style:style style:name="P128" style:family="paragraph" style:parent-style-name="Table_20_Contents">
      <style:paragraph-properties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5" style:family="paragraph" style:parent-style-name="Table_20_Contents">
      <style:text-properties style:font-name="Times New Roman" fo:font-size="12pt" fo:font-weight="bold" officeooo:rsid="00276278" officeooo:paragraph-rsid="005cdff5" style:font-size-asian="12pt" style:font-weight-asian="bold" style:font-size-complex="12pt" style:font-weight-complex="bold"/>
    </style:style>
    <style:style style:name="P136" style:family="paragraph" style:parent-style-name="Table_20_Contents">
      <style:text-properties style:font-name="Times New Roman" fo:font-size="12pt" fo:font-weight="bold" officeooo:rsid="00276278" officeooo:paragraph-rsid="006361c4" style:font-size-asian="12pt" style:font-weight-asian="bold" style:font-size-complex="12pt" style:font-weight-complex="bold"/>
    </style:style>
    <style:style style:name="P137" style:family="paragraph" style:parent-style-name="Table_20_Contents">
      <style:text-properties style:font-name="Times New Roman" fo:font-size="12pt" fo:font-weight="bold" officeooo:rsid="00276278" officeooo:paragraph-rsid="0069a84f" style:font-size-asian="12pt" style:font-weight-asian="bold" style:font-size-complex="12pt" style:font-weight-complex="bold"/>
    </style:style>
    <style:style style:name="P138" style:family="paragraph" style:parent-style-name="Table_20_Contents">
      <style:text-properties style:font-name="Times New Roman" fo:font-size="12pt" fo:font-weight="bold" officeooo:rsid="00276278" officeooo:paragraph-rsid="006dc043" style:font-size-asian="12pt" style:font-weight-asian="bold" style:font-size-complex="12pt" style:font-weight-complex="bold"/>
    </style:style>
    <style:style style:name="P139" style:family="paragraph" style:parent-style-name="Table_20_Contents">
      <style:text-properties style:font-name="Times New Roman" fo:font-size="12pt" fo:font-weight="bold" officeooo:rsid="00276278" officeooo:paragraph-rsid="00730812" style:font-size-asian="12pt" style:font-weight-asian="bold" style:font-size-complex="12pt" style:font-weight-complex="bold"/>
    </style:style>
    <style:style style:name="P140" style:family="paragraph" style:parent-style-name="Table_20_Contents">
      <style:text-properties style:font-name="Times New Roman" fo:font-size="12pt" fo:font-weight="bold" officeooo:rsid="00276278" officeooo:paragraph-rsid="0075e8e9" style:font-size-asian="12pt" style:font-weight-asian="bold" style:font-size-complex="12pt" style:font-weight-complex="bold"/>
    </style:style>
    <style:style style:name="P141" style:family="paragraph" style:parent-style-name="Table_20_Contents">
      <style:text-properties style:font-name="Times New Roman" fo:font-size="12pt" fo:font-weight="bold" officeooo:rsid="00276278" officeooo:paragraph-rsid="0076d951" style:font-size-asian="12pt" style:font-weight-asian="bold" style:font-size-complex="12pt" style:font-weight-complex="bold"/>
    </style:style>
    <style:style style:name="P142" style:family="paragraph" style:parent-style-name="Table_20_Contents">
      <style:text-properties style:font-name="Times New Roman" fo:font-size="12pt" fo:font-weight="bold" officeooo:rsid="00276278" officeooo:paragraph-rsid="00730812" fo:background-color="#ffff00"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fo:font-weight="bold" officeooo:rsid="001c9f13" officeooo:paragraph-rsid="005eda05" style:font-weight-asian="bold" style:font-weight-complex="bold"/>
    </style:style>
    <style:style style:name="P144" style:family="paragraph" style:parent-style-name="Table_20_Contents">
      <style:paragraph-properties fo:text-align="center" style:justify-single-word="false"/>
      <style:text-properties fo:font-weight="bold" officeooo:rsid="001c9f13" officeooo:paragraph-rsid="006659b3" style:font-weight-asian="bold" style:font-weight-complex="bold"/>
    </style:style>
    <style:style style:name="P145" style:family="paragraph" style:parent-style-name="Table_20_Contents">
      <style:paragraph-properties fo:text-align="center" style:justify-single-word="false"/>
      <style:text-properties fo:font-weight="bold" officeooo:rsid="001c9f13" officeooo:paragraph-rsid="006fe0dd" style:font-weight-asian="bold" style:font-weight-complex="bold"/>
    </style:style>
    <style:style style:name="P146" style:family="paragraph" style:parent-style-name="Table_20_Contents">
      <style:paragraph-properties fo:text-align="center" style:justify-single-word="false"/>
      <style:text-properties fo:font-weight="bold" officeooo:rsid="001c9f13" officeooo:paragraph-rsid="0071a47c" style:font-weight-asian="bold" style:font-weight-complex="bold"/>
    </style:style>
    <style:style style:name="P147" style:family="paragraph" style:parent-style-name="Table_20_Contents">
      <style:text-properties fo:font-weight="bold" officeooo:rsid="001c9f13" officeooo:paragraph-rsid="005eda05" style:font-weight-asian="bold" style:font-weight-complex="bold"/>
    </style:style>
    <style:style style:name="P148" style:family="paragraph" style:parent-style-name="Table_20_Contents">
      <style:text-properties fo:font-weight="bold" officeooo:rsid="001c9f13" officeooo:paragraph-rsid="006659b3" style:font-weight-asian="bold" style:font-weight-complex="bold"/>
    </style:style>
    <style:style style:name="P149" style:family="paragraph" style:parent-style-name="Table_20_Contents">
      <style:text-properties fo:font-weight="bold" officeooo:rsid="001c9f13" officeooo:paragraph-rsid="006fe0dd" style:font-weight-asian="bold" style:font-weight-complex="bold"/>
    </style:style>
    <style:style style:name="P150" style:family="paragraph" style:parent-style-name="Table_20_Contents">
      <style:text-properties fo:font-weight="bold" officeooo:rsid="001c9f13" officeooo:paragraph-rsid="0071a47c" style:font-weight-asian="bold" style:font-weight-complex="bold"/>
    </style:style>
    <style:style style:name="P151" style:family="paragraph" style:parent-style-name="Table_20_Contents">
      <style:text-properties fo:font-weight="bold" officeooo:rsid="002365d3" officeooo:paragraph-rsid="005eda05" style:font-weight-asian="bold" style:font-weight-complex="bold"/>
    </style:style>
    <style:style style:name="P152" style:family="paragraph" style:parent-style-name="Table_20_Contents">
      <style:text-properties fo:font-weight="bold" officeooo:rsid="002365d3" officeooo:paragraph-rsid="006659b3" style:font-weight-asian="bold" style:font-weight-complex="bold"/>
    </style:style>
    <style:style style:name="P153" style:family="paragraph" style:parent-style-name="Table_20_Contents">
      <style:text-properties fo:font-weight="bold" officeooo:rsid="002365d3" officeooo:paragraph-rsid="006fe0dd" style:font-weight-asian="bold" style:font-weight-complex="bold"/>
    </style:style>
    <style:style style:name="P154" style:family="paragraph" style:parent-style-name="Table_20_Contents">
      <style:text-properties fo:font-weight="bold" officeooo:rsid="002365d3" officeooo:paragraph-rsid="0071a47c" style:font-weight-asian="bold" style:font-weight-complex="bold"/>
    </style:style>
    <style:style style:name="P155" style:family="paragraph" style:parent-style-name="Table_20_Contents">
      <style:text-properties fo:font-weight="bold" officeooo:rsid="002365d3" officeooo:paragraph-rsid="0072ff12" style:font-weight-asian="bold" style:font-weight-complex="bold"/>
    </style:style>
    <style:style style:name="P156" style:family="paragraph" style:parent-style-name="Table_20_Contents">
      <style:text-properties fo:font-weight="bold" officeooo:paragraph-rsid="005eda05" style:font-weight-asian="bold" style:font-weight-complex="bold"/>
    </style:style>
    <style:style style:name="P157" style:family="paragraph" style:parent-style-name="Table_20_Contents">
      <style:text-properties fo:font-weight="bold" officeooo:paragraph-rsid="006659b3" style:font-weight-asian="bold" style:font-weight-complex="bold"/>
    </style:style>
    <style:style style:name="P158" style:family="paragraph" style:parent-style-name="Table_20_Contents">
      <style:text-properties fo:font-weight="bold" officeooo:paragraph-rsid="006fe0dd" style:font-weight-asian="bold" style:font-weight-complex="bold"/>
    </style:style>
    <style:style style:name="P159" style:family="paragraph" style:parent-style-name="Table_20_Contents">
      <style:text-properties fo:font-weight="bold" officeooo:paragraph-rsid="0071a47c" style:font-weight-asian="bold" style:font-weight-complex="bold"/>
    </style:style>
    <style:style style:name="P160" style:family="paragraph" style:parent-style-name="Table_20_Contents">
      <style:text-properties fo:font-weight="bold" officeooo:rsid="002365d3" officeooo:paragraph-rsid="006fe0dd" fo:background-color="#ffff00" style:font-weight-asian="bold" style:font-weight-complex="bold"/>
    </style:style>
    <style:style style:name="P161" style:family="paragraph" style:parent-style-name="Heading_20_3">
      <style:text-properties officeooo:paragraph-rsid="006361c4"/>
    </style:style>
    <style:style style:name="T1" style:family="text">
      <style:text-properties officeooo:rsid="00115ccc"/>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77f004" style:font-size-asian="12pt" style:font-size-complex="12pt"/>
    </style:style>
    <style:style style:name="T4" style:family="text">
      <style:text-properties style:font-name="Times New Roman" fo:font-size="12pt" officeooo:rsid="001b51b2" style:font-size-asian="12pt" style:font-size-complex="12pt"/>
    </style:style>
    <style:style style:name="T5" style:family="text">
      <style:text-properties style:font-name="Times New Roman" fo:font-size="12pt" officeooo:rsid="001c8a36" style:font-size-asian="12pt" style:font-size-complex="12pt"/>
    </style:style>
    <style:style style:name="T6" style:family="text">
      <style:text-properties style:font-name="Times New Roman" fo:font-size="12pt" officeooo:rsid="001f35aa" style:font-size-asian="12pt" style:font-size-complex="12pt"/>
    </style:style>
    <style:style style:name="T7" style:family="text">
      <style:text-properties style:font-name="Times New Roman" fo:font-size="12pt" officeooo:rsid="001f8e01" style:font-size-asian="12pt" style:font-size-complex="12pt"/>
    </style:style>
    <style:style style:name="T8" style:family="text">
      <style:text-properties officeooo:rsid="0016f00e"/>
    </style:style>
    <style:style style:name="T9" style:family="text">
      <style:text-properties officeooo:rsid="0021787b"/>
    </style:style>
    <style:style style:name="T10" style:family="text">
      <style:text-properties officeooo:rsid="00219129"/>
    </style:style>
    <style:style style:name="T11" style:family="text">
      <style:text-properties officeooo:rsid="0052448d"/>
    </style:style>
    <style:style style:name="T12" style:family="text">
      <style:text-properties style:font-name="Times New Roman1" fo:font-size="12pt" officeooo:rsid="00515d93" style:font-size-asian="12pt" style:font-size-complex="12pt"/>
    </style:style>
    <style:style style:name="T13" style:family="text">
      <style:text-properties style:font-name="Times New Roman1" fo:font-size="12pt" officeooo:rsid="00517fda" style:font-size-asian="12pt" style:font-size-complex="12pt"/>
    </style:style>
    <style:style style:name="T14" style:family="text">
      <style:text-properties style:font-name="Times New Roman1" fo:font-size="12pt" officeooo:rsid="0021787b" style:font-size-asian="12pt" style:font-size-complex="12pt"/>
    </style:style>
    <style:style style:name="T15" style:family="text">
      <style:text-properties style:font-name="Times New Roman1" fo:font-size="12pt" officeooo:rsid="001f8e01" style:font-size-asian="12pt" style:font-size-complex="12pt"/>
    </style:style>
    <style:style style:name="T16" style:family="text">
      <style:text-properties style:font-name="Times New Roman1" fo:font-size="12pt" fo:font-weight="normal" officeooo:rsid="00219129" style:font-size-asian="12pt" style:font-weight-asian="normal" style:font-size-complex="12pt" style:font-weight-complex="normal"/>
    </style:style>
    <style:style style:name="T17" style:family="text">
      <style:text-properties style:font-name="Times New Roman1" fo:font-size="12pt" fo:font-weight="normal" officeooo:rsid="00515d93" style:font-size-asian="12pt" style:font-weight-asian="normal" style:font-size-complex="12pt" style:font-weight-complex="normal"/>
    </style:style>
    <style:style style:name="T18" style:family="text">
      <style:text-properties style:font-name="Times New Roman1" fo:font-size="12pt" fo:font-weight="normal" officeooo:rsid="0052448d" style:font-size-asian="12pt" style:font-weight-asian="normal" style:font-size-complex="12pt" style:font-weight-complex="normal"/>
    </style:style>
    <style:style style:name="T19" style:family="text">
      <style:text-properties style:font-name="Times New Roman1" fo:font-size="12pt" fo:font-weight="normal" officeooo:rsid="00252c1c" style:font-size-asian="12pt" style:font-weight-asian="normal" style:font-size-complex="12pt" style:font-weight-complex="normal"/>
    </style:style>
    <style:style style:name="T20" style:family="text">
      <style:text-properties style:font-name="Times New Roman1" fo:font-size="12pt" fo:font-weight="normal" officeooo:rsid="0037af98" style:font-size-asian="12pt" style:font-weight-asian="normal" style:font-size-complex="12pt" style:font-weight-complex="normal"/>
    </style:style>
    <style:style style:name="T21" style:family="text">
      <style:text-properties style:font-name="Times New Roman1" fo:font-size="12pt" fo:font-weight="normal" officeooo:rsid="0046752d" style:font-size-asian="12pt" style:font-weight-asian="normal" style:font-size-complex="12pt" style:font-weight-complex="normal"/>
    </style:style>
    <style:style style:name="T22" style:family="text">
      <style:text-properties style:font-name="Times New Roman1" fo:font-size="12pt" fo:font-weight="normal" officeooo:rsid="004d6d70" style:font-size-asian="12pt" style:font-weight-asian="normal" style:font-size-complex="12pt" style:font-weight-complex="normal"/>
    </style:style>
    <style:style style:name="T23" style:family="text">
      <style:text-properties style:font-name="Times New Roman1" fo:font-size="12pt" fo:font-weight="normal" officeooo:rsid="005141a2" style:font-size-asian="12pt" style:font-weight-asian="normal" style:font-size-complex="12pt" style:font-weight-complex="normal"/>
    </style:style>
    <style:style style:name="T24" style:family="text">
      <style:text-properties style:font-name="Times New Roman1" fo:font-size="12pt" fo:font-weight="normal" officeooo:rsid="0053056c" style:font-size-asian="12pt" style:font-weight-asian="normal" style:font-size-complex="12pt" style:font-weight-complex="normal"/>
    </style:style>
    <style:style style:name="T25" style:family="text">
      <style:text-properties style:font-name="Times New Roman1" fo:font-size="12pt" fo:font-weight="normal" officeooo:rsid="0021787b" style:font-size-asian="12pt" style:font-weight-asian="normal" style:font-size-complex="12pt" style:font-weight-complex="normal"/>
    </style:style>
    <style:style style:name="T26" style:family="text">
      <style:text-properties style:font-name="Times New Roman1" fo:font-size="12pt" fo:font-weight="normal" officeooo:rsid="005eda05" style:font-size-asian="12pt" style:font-weight-asian="normal" style:font-size-complex="12pt" style:font-weight-complex="normal"/>
    </style:style>
    <style:style style:name="T27" style:family="text">
      <style:text-properties style:font-name="Times New Roman1" fo:font-size="12pt" fo:font-weight="normal" officeooo:rsid="00517fda" style:font-size-asian="12pt" style:font-weight-asian="normal" style:font-size-complex="12pt" style:font-weight-complex="normal"/>
    </style:style>
    <style:style style:name="T28" style:family="text">
      <style:text-properties style:font-name="Times New Roman1" fo:font-size="12pt" fo:font-weight="normal" officeooo:rsid="001f8e01" style:font-size-asian="12pt" style:font-weight-asian="normal" style:font-size-complex="12pt" style:font-weight-complex="normal"/>
    </style:style>
    <style:style style:name="T29" style:family="text">
      <style:text-properties officeooo:rsid="00515d93"/>
    </style:style>
    <style:style style:name="T30" style:family="text">
      <style:text-properties fo:font-weight="bold" style:font-weight-asian="bold" style:font-weight-complex="bold"/>
    </style:style>
    <style:style style:name="T31" style:family="text">
      <style:text-properties fo:font-weight="bold" officeooo:rsid="0030e137"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52c1c" style:font-weight-asian="normal" style:font-weight-complex="normal"/>
    </style:style>
    <style:style style:name="T34" style:family="text">
      <style:text-properties fo:font-weight="normal" officeooo:rsid="0027f703" style:font-weight-asian="normal" style:font-weight-complex="normal"/>
    </style:style>
    <style:style style:name="T35" style:family="text">
      <style:text-properties fo:font-weight="normal" officeooo:rsid="00298b47" style:font-weight-asian="normal" style:font-weight-complex="normal"/>
    </style:style>
    <style:style style:name="T36" style:family="text">
      <style:text-properties fo:font-weight="normal" officeooo:rsid="002ee235" style:font-weight-asian="normal" style:font-weight-complex="normal"/>
    </style:style>
    <style:style style:name="T37" style:family="text">
      <style:text-properties fo:font-weight="normal" officeooo:rsid="0030e137" style:font-weight-asian="normal" style:font-weight-complex="normal"/>
    </style:style>
    <style:style style:name="T38" style:family="text">
      <style:text-properties fo:font-weight="normal" officeooo:rsid="00326242" style:font-weight-asian="normal" style:font-weight-complex="normal"/>
    </style:style>
    <style:style style:name="T39" style:family="text">
      <style:text-properties fo:font-weight="normal" officeooo:rsid="0034fb8a" style:font-weight-asian="normal" style:font-weight-complex="normal"/>
    </style:style>
    <style:style style:name="T40" style:family="text">
      <style:text-properties fo:font-weight="normal" officeooo:rsid="0037af98" style:font-weight-asian="normal" style:font-weight-complex="normal"/>
    </style:style>
    <style:style style:name="T41" style:family="text">
      <style:text-properties fo:font-weight="normal" officeooo:rsid="0038cbf0" style:font-weight-asian="normal" style:font-weight-complex="normal"/>
    </style:style>
    <style:style style:name="T42" style:family="text">
      <style:text-properties fo:font-weight="normal" officeooo:rsid="00395d7f" style:font-weight-asian="normal" style:font-weight-complex="normal"/>
    </style:style>
    <style:style style:name="T43" style:family="text">
      <style:text-properties fo:font-weight="normal" officeooo:rsid="003a9038" style:font-weight-asian="normal" style:font-weight-complex="normal"/>
    </style:style>
    <style:style style:name="T44" style:family="text">
      <style:text-properties fo:font-weight="normal" officeooo:rsid="003c0954" style:font-weight-asian="normal" style:font-weight-complex="normal"/>
    </style:style>
    <style:style style:name="T45" style:family="text">
      <style:text-properties fo:font-weight="normal" officeooo:rsid="0044bfad" style:font-weight-asian="normal" style:font-weight-complex="normal"/>
    </style:style>
    <style:style style:name="T46" style:family="text">
      <style:text-properties fo:font-weight="normal" officeooo:rsid="0046752d" style:font-weight-asian="normal" style:font-weight-complex="normal"/>
    </style:style>
    <style:style style:name="T47" style:family="text">
      <style:text-properties fo:font-weight="normal" officeooo:rsid="00486b93" style:font-weight-asian="normal" style:font-weight-complex="normal"/>
    </style:style>
    <style:style style:name="T48" style:family="text">
      <style:text-properties fo:font-weight="normal" officeooo:rsid="004a3012" style:font-weight-asian="normal" style:font-weight-complex="normal"/>
    </style:style>
    <style:style style:name="T49" style:family="text">
      <style:text-properties fo:font-weight="normal" officeooo:rsid="004acc33" style:font-weight-asian="normal" style:font-weight-complex="normal"/>
    </style:style>
    <style:style style:name="T50" style:family="text">
      <style:text-properties fo:font-weight="normal" officeooo:rsid="004cca0c" style:font-weight-asian="normal" style:font-weight-complex="normal"/>
    </style:style>
    <style:style style:name="T51" style:family="text">
      <style:text-properties fo:font-weight="normal" officeooo:rsid="004d6d70" style:font-weight-asian="normal" style:font-weight-complex="normal"/>
    </style:style>
    <style:style style:name="T52" style:family="text">
      <style:text-properties fo:font-weight="normal" officeooo:rsid="0051b5d8" style:font-weight-asian="normal" style:font-weight-complex="normal"/>
    </style:style>
    <style:style style:name="T53" style:family="text">
      <style:text-properties fo:font-weight="normal" officeooo:rsid="00545e67" style:font-weight-asian="normal" style:font-weight-complex="normal"/>
    </style:style>
    <style:style style:name="T54" style:family="text">
      <style:text-properties fo:font-weight="normal" officeooo:rsid="0054cfc8" style:font-weight-asian="normal" style:font-weight-complex="normal"/>
    </style:style>
    <style:style style:name="T55" style:family="text">
      <style:text-properties fo:font-weight="normal" officeooo:rsid="0057d0fe" style:font-weight-asian="normal" style:font-weight-complex="normal"/>
    </style:style>
    <style:style style:name="T56" style:family="text">
      <style:text-properties fo:font-weight="normal" officeooo:rsid="005cdff5" style:font-weight-asian="normal" style:font-weight-complex="normal"/>
    </style:style>
    <style:style style:name="T57" style:family="text">
      <style:text-properties fo:font-weight="normal" officeooo:rsid="005eda05" style:font-weight-asian="normal" style:font-weight-complex="normal"/>
    </style:style>
    <style:style style:name="T58" style:family="text">
      <style:text-properties fo:font-weight="normal" officeooo:rsid="006035e1" style:font-weight-asian="normal" style:font-weight-complex="normal"/>
    </style:style>
    <style:style style:name="T59" style:family="text">
      <style:text-properties fo:font-weight="normal" officeooo:rsid="006361c4" style:font-weight-asian="normal" style:font-weight-complex="normal"/>
    </style:style>
    <style:style style:name="T60" style:family="text">
      <style:text-properties fo:font-weight="normal" officeooo:rsid="006659b3" style:font-weight-asian="normal" style:font-weight-complex="normal"/>
    </style:style>
    <style:style style:name="T61" style:family="text">
      <style:text-properties fo:font-weight="normal" officeooo:rsid="00673a6e" style:font-weight-asian="normal" style:font-weight-complex="normal"/>
    </style:style>
    <style:style style:name="T62" style:family="text">
      <style:text-properties fo:font-weight="normal" officeooo:rsid="0069a84f" style:font-weight-asian="normal" style:font-weight-complex="normal"/>
    </style:style>
    <style:style style:name="T63" style:family="text">
      <style:text-properties fo:font-weight="normal" officeooo:rsid="006dc043" style:font-weight-asian="normal" style:font-weight-complex="normal"/>
    </style:style>
    <style:style style:name="T64" style:family="text">
      <style:text-properties fo:font-weight="normal" officeooo:rsid="006fe0dd" style:font-weight-asian="normal" style:font-weight-complex="normal"/>
    </style:style>
    <style:style style:name="T65" style:family="text">
      <style:text-properties fo:font-weight="normal" officeooo:rsid="007157fe" style:font-weight-asian="normal" style:font-weight-complex="normal"/>
    </style:style>
    <style:style style:name="T66" style:family="text">
      <style:text-properties fo:font-weight="normal" officeooo:rsid="0071a47c" style:font-weight-asian="normal" style:font-weight-complex="normal"/>
    </style:style>
    <style:style style:name="T67" style:family="text">
      <style:text-properties fo:font-weight="normal" officeooo:rsid="0072ff12" style:font-weight-asian="normal" style:font-weight-complex="normal"/>
    </style:style>
    <style:style style:name="T68" style:family="text">
      <style:text-properties fo:font-weight="normal" officeooo:rsid="00730812" style:font-weight-asian="normal" style:font-weight-complex="normal"/>
    </style:style>
    <style:style style:name="T69" style:family="text">
      <style:text-properties fo:font-weight="normal" officeooo:rsid="0074eefa" style:font-weight-asian="normal" style:font-weight-complex="normal"/>
    </style:style>
    <style:style style:name="T70" style:family="text">
      <style:text-properties fo:font-weight="normal" officeooo:rsid="0075e8e9" style:font-weight-asian="normal" style:font-weight-complex="normal"/>
    </style:style>
    <style:style style:name="T71" style:family="text">
      <style:text-properties fo:font-weight="normal" officeooo:rsid="0076d951" style:font-weight-asian="normal" style:font-weight-complex="normal"/>
    </style:style>
    <style:style style:name="T72" style:family="text">
      <style:text-properties fo:font-weight="normal" officeooo:rsid="0030e137" fo:background-color="#ffff00" loext:char-shading-value="0" style:font-weight-asian="normal" style:font-weight-complex="normal"/>
    </style:style>
    <style:style style:name="T73" style:family="text">
      <style:text-properties fo:font-weight="normal" officeooo:rsid="0030e137" fo:background-color="transparent" loext:char-shading-value="0" style:font-weight-asian="normal" style:font-weight-complex="normal"/>
    </style:style>
    <style:style style:name="T74" style:family="text">
      <style:text-properties fo:font-weight="normal" officeooo:rsid="0051b5d8" fo:background-color="transparent" loext:char-shading-value="0" style:font-weight-asian="normal" style:font-weight-complex="normal"/>
    </style:style>
    <style:style style:name="T75" style:family="text">
      <style:text-properties officeooo:rsid="002724e4"/>
    </style:style>
    <style:style style:name="T76" style:family="text">
      <style:text-properties officeooo:rsid="00276278"/>
    </style:style>
    <style:style style:name="T77" style:family="text">
      <style:text-properties officeooo:rsid="00296398"/>
    </style:style>
    <style:style style:name="T78" style:family="text">
      <style:text-properties officeooo:rsid="00298b47"/>
    </style:style>
    <style:style style:name="T79" style:family="text">
      <style:text-properties officeooo:rsid="002ee235"/>
    </style:style>
    <style:style style:name="T80" style:family="text">
      <style:text-properties officeooo:rsid="0030e137"/>
    </style:style>
    <style:style style:name="T81" style:family="text">
      <style:text-properties officeooo:rsid="0038cbf0"/>
    </style:style>
    <style:style style:name="T82" style:family="text">
      <style:text-properties officeooo:rsid="003eac10"/>
    </style:style>
    <style:style style:name="T83" style:family="text">
      <style:text-properties officeooo:rsid="0044bfad"/>
    </style:style>
    <style:style style:name="T84" style:family="text">
      <style:text-properties officeooo:rsid="0046752d"/>
    </style:style>
    <style:style style:name="T85" style:family="text">
      <style:text-properties officeooo:rsid="004a3012"/>
    </style:style>
    <style:style style:name="T86" style:family="text">
      <style:text-properties officeooo:rsid="004cca0c"/>
    </style:style>
    <style:style style:name="T87" style:family="text">
      <style:text-properties officeooo:rsid="004d6d70"/>
    </style:style>
    <style:style style:name="T88" style:family="text">
      <style:text-properties officeooo:rsid="0050ebdf"/>
    </style:style>
    <style:style style:name="T89" style:family="text">
      <style:text-properties officeooo:rsid="005141a2"/>
    </style:style>
    <style:style style:name="T90" style:family="text">
      <style:text-properties officeooo:rsid="0050ebdf" fo:background-color="#ffff00" loext:char-shading-value="0"/>
    </style:style>
    <style:style style:name="T91" style:family="text">
      <style:text-properties officeooo:rsid="00298b47" fo:background-color="#ffff00" loext:char-shading-value="0"/>
    </style:style>
    <style:style style:name="T92" style:family="text">
      <style:text-properties officeooo:rsid="0053056c" fo:background-color="#ffff00" loext:char-shading-value="0"/>
    </style:style>
    <style:style style:name="T93" style:family="text">
      <style:text-properties officeooo:rsid="0053d4ed" fo:background-color="#ffff00" loext:char-shading-value="0"/>
    </style:style>
    <style:style style:name="T94" style:family="text">
      <style:text-properties fo:background-color="#ffff00" loext:char-shading-value="0"/>
    </style:style>
    <style:style style:name="T95" style:family="text">
      <style:text-properties officeooo:rsid="0046752d" fo:background-color="#ffff00" loext:char-shading-value="0"/>
    </style:style>
    <style:style style:name="T96" style:family="text">
      <style:text-properties officeooo:rsid="0051b5d8"/>
    </style:style>
    <style:style style:name="T97" style:family="text">
      <style:text-properties officeooo:rsid="0053056c" fo:background-color="transparent" loext:char-shading-value="0"/>
    </style:style>
    <style:style style:name="T98" style:family="text">
      <style:text-properties officeooo:rsid="0053d4ed" fo:background-color="transparent" loext:char-shading-value="0"/>
    </style:style>
    <style:style style:name="T99" style:family="text">
      <style:text-properties officeooo:rsid="00545e67" fo:background-color="transparent" loext:char-shading-value="0"/>
    </style:style>
    <style:style style:name="T100" style:family="text">
      <style:text-properties fo:background-color="transparent" loext:char-shading-value="0"/>
    </style:style>
    <style:style style:name="T101" style:family="text">
      <style:text-properties officeooo:rsid="0058c6d4" fo:background-color="transparent" loext:char-shading-value="0"/>
    </style:style>
    <style:style style:name="T102" style:family="text">
      <style:text-properties officeooo:rsid="0053056c"/>
    </style:style>
    <style:style style:name="T103" style:family="text">
      <style:text-properties officeooo:rsid="0054cfc8"/>
    </style:style>
    <style:style style:name="T104" style:family="text">
      <style:text-properties officeooo:rsid="0055f8fb"/>
    </style:style>
    <style:style style:name="T105" style:family="text">
      <style:text-properties officeooo:rsid="005cdff5"/>
    </style:style>
    <style:style style:name="T106" style:family="text">
      <style:text-properties officeooo:rsid="0061e2e8"/>
    </style:style>
    <style:style style:name="T107" style:family="text">
      <style:text-properties officeooo:rsid="006361c4"/>
    </style:style>
    <style:style style:name="T108" style:family="text">
      <style:text-properties officeooo:rsid="0065e476"/>
    </style:style>
    <style:style style:name="T109" style:family="text">
      <style:text-properties officeooo:rsid="006659b3"/>
    </style:style>
    <style:style style:name="T110" style:family="text">
      <style:text-properties officeooo:rsid="0069a84f"/>
    </style:style>
    <style:style style:name="T111" style:family="text">
      <style:text-properties officeooo:rsid="006cd85e"/>
    </style:style>
    <style:style style:name="T112" style:family="text">
      <style:text-properties officeooo:rsid="006f9c70"/>
    </style:style>
    <style:style style:name="T113" style:family="text">
      <style:text-properties officeooo:rsid="0072ff12"/>
    </style:style>
    <style:style style:name="T114" style:family="text">
      <style:text-properties officeooo:rsid="00730812"/>
    </style:style>
    <style:style style:name="T115" style:family="text">
      <style:text-properties officeooo:rsid="0076d951"/>
    </style:style>
    <style:style style:name="T116" style:family="text">
      <style:text-properties officeooo:rsid="00775071"/>
    </style:style>
    <style:style style:name="T117" style:family="text">
      <style:text-properties officeooo:rsid="0017fb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CAPITULO III</text:p>
      <text:p text:style-name="P10"/>
      <text:p text:style-name="P10"/>
      <text:h text:style-name="Heading_20_1" text:outline-level="1">MARCO APLICATIVO</text:h>
      <text:p text:style-name="P10"/>
      <text:h text:style-name="Heading_20_2" text:outline-level="2">INTRODUCCIÓN</text:h>
      <text:p text:style-name="P1">El objetivo del presente capitulo es formalizar el desarrollo del software denominado “Sistema de firma digital para el Ministerio de Obras Públicas, Servicios y Vivienda”, haciendo uso de la metodología XP <text:s/><text:span text:style-name="T1">y otras herramientas descritos anteriormente, que nos ayudaran a desarrollar sistema y todos sus módulos, así como la generación de reportes.</text:span></text:p>
      <text:p text:style-name="P2">El lenguaje de modelado UML sera tomado en cuenta para el desarrollo, ya que en la segunda fase de la metodología XP esta orientada al diseño y es en esta parte donde aplicaremos el modelado UML.</text:p>
      <text:p text:style-name="P3">Gráfico -------</text:p>
      <text:h text:style-name="Heading_20_2" text:outline-level="2">PLANIFICACIÓN</text:h>
      <text:p text:style-name="P4">En esta fase <text:span text:style-name="T8">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Heading_20_3" text:outline-level="3"><text:span text:style-name="T5">H</text:span><text:span text:style-name="T2">ISTORIAS DE USUARIO</text:span></text:h>
      <table:table table:name="Tabla2" table:style-name="Tabla2">
        <table:table-column table:style-name="Tabla2.A"/>
        <table:table-column table:style-name="Tabla2.B"/>
        <table:table-row>
          <table:table-cell table:style-name="Tabla2.A1" table:number-columns-spanned="2" office:value-type="string">
            <text:p text:style-name="P35">Historias de Usuario</text:p>
          </table:table-cell>
          <table:covered-table-cell/>
        </table:table-row>
        <table:table-row>
          <table:table-cell table:style-name="Tabla2.A2" office:value-type="string">
            <text:p text:style-name="P34">Numero: <text:span text:style-name="T33">1</text:span></text:p>
          </table:table-cell>
          <table:table-cell table:style-name="Tabla2.B2" office:value-type="string">
            <text:p text:style-name="P30">Nombre: <text:span text:style-name="T16">U</text:span><text:span text:style-name="T17">sar la firma digital de un servidor público </text:span><text:span text:style-name="T18">almacenada en un token</text:span><text:span text:style-name="T17"> para firmar documentos en formato PDF.</text:span></text:p>
          </table:table-cell>
        </table:table-row>
        <table:table-row>
          <table:table-cell table:style-name="Tabla2.A2" office:value-type="string">
            <text:p text:style-name="P29">Autor: <text:span text:style-name="T33">Armin Mesa Sanchez</text:span></text:p>
          </table:table-cell>
          <table:table-cell table:style-name="Tabla2.B2" office:value-type="string">
            <text:p text:style-name="P27"/>
          </table:table-cell>
        </table:table-row>
        <table:table-row>
          <table:table-cell table:style-name="Tabla2.A2" office:value-type="string">
            <text:p text:style-name="P29">Prioridad: <text:span text:style-name="T33">Alta</text:span></text:p>
          </table:table-cell>
          <table:table-cell table:style-name="Tabla2.B2" office:value-type="string">
            <text:p text:style-name="P27"/>
          </table:table-cell>
        </table:table-row>
        <table:table-row>
          <table:table-cell table:style-name="Tabla2.B2" table:number-columns-spanned="2" office:value-type="string">
            <text:p text:style-name="P30">Descripción: <text:span text:style-name="T33">Se desarrollara el Módulo para </text:span><text:span text:style-name="T19">u</text:span><text:span text:style-name="T17">sar la firma digital de un servidor público </text:span><text:span text:style-name="T18">almacenada en un token </text:span><text:span text:style-name="T23">o fichero de almacenamiento de par de claves</text:span><text:span text:style-name="T17"> para firmar documentos en formato PDF.</text:span></text:p>
          </table:table-cell>
          <table:covered-table-cell/>
        </table:table-row>
      </table:table>
      <text:p text:style-name="P67"><text:span text:style-name="T30">Tabla </text:span><text:span text:style-name="T30"><text:sequence text:ref-name="refTable0" text:name="Table" text:formula="ooow:Table+1" style:num-format="1">3.1</text:sequence></text:span> Historia de Usuario 1</text:p>
      <text:p text:style-name="P68"><text:soft-page-break/><text:span text:style-name="T30">Fuente</text:span>: Elaboración propia</text:p>
      <text:p text:style-name="P6">El firmado digital de un documento en formato pdf debe ser realizado desde un token, el cual contiene <text:span text:style-name="T88">un certificado otorgado por una </text:span><text:span text:style-name="T90">CE</text:span><text:span text:style-name="T88">, este certificado contiene </text:span>la información del servidor público como <text:span text:style-name="T75">también </text:span>su <text:span text:style-name="T89">par de </text:span>clave<text:span text:style-name="T89">s</text:span>, <text:span text:style-name="T75">el acceso a la clave privada sera mediante una contraseña o pin que el usuario ingresara.</text:span></text:p>
      <text:p text:style-name="P7">La historia de usuario 1 contara con tareas para crear el módulo, la interfaz para escoger tipo de firmado, <text:span text:style-name="T76">como también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48">Tarea</text:p>
          </table:table-cell>
          <table:covered-table-cell/>
        </table:table-row>
        <table:table-row>
          <table:table-cell table:style-name="Tabla3.A2" office:value-type="string">
            <text:p text:style-name="P47">Numero de Tarea: <text:span text:style-name="T34">1.1</text:span></text:p>
          </table:table-cell>
          <table:table-cell table:style-name="Tabla3.B2" office:value-type="string">
            <text:p text:style-name="P47">Numero de Historia: <text:span text:style-name="T34">1</text:span></text:p>
          </table:table-cell>
        </table:table-row>
        <table:table-row>
          <table:table-cell table:style-name="Tabla3.B2" table:number-columns-spanned="2" office:value-type="string">
            <text:p text:style-name="P47">Nombre de tarea: <text:span text:style-name="T34">Desarrollo de módulo para acceso al tipo de firma digital.</text:span></text:p>
          </table:table-cell>
          <table:covered-table-cell/>
        </table:table-row>
        <table:table-row>
          <table:table-cell table:style-name="Tabla3.B2" table:number-columns-spanned="2" office:value-type="string">
            <text:p text:style-name="P47">Tipo de tarea: <text:span text:style-name="T34">Desarrollo</text:span></text:p>
          </table:table-cell>
          <table:covered-table-cell/>
        </table:table-row>
        <table:table-row>
          <table:table-cell table:style-name="Tabla3.B2" table:number-columns-spanned="2" office:value-type="string">
            <text:p text:style-name="P47">Programador(a) Responsable: <text:span text:style-name="T32"><text:s/></text:span><text:span text:style-name="T34">Armin Mesa Sanchez</text:span></text:p>
          </table:table-cell>
          <table:covered-table-cell/>
        </table:table-row>
        <table:table-row>
          <table:table-cell table:style-name="Tabla3.B2" table:number-columns-spanned="2" office:value-type="string">
            <text:p text:style-name="P47">Descripción: <text:span text:style-name="T34">Se desarrolla un módulo en especifico para poder acceder al token </text:span><text:span text:style-name="T36">o smartcard</text:span><text:span text:style-name="T34">, como </text:span><text:span text:style-name="T36">también </text:span><text:span text:style-name="T34">para acceder a un archivo con extensión pxf o p12.</text:span></text:p>
          </table:table-cell>
          <table:covered-table-cell/>
        </table:table-row>
      </table:table>
      <text:p text:style-name="P67"><text:span text:style-name="T30">Tabla </text:span><text:span text:style-name="T30"><text:sequence text:ref-name="refTable1" text:name="Table" text:formula="ooow:Table+1" style:num-format="1">3.2</text:sequence></text:span> Tarjeta de Ta<text:span text:style-name="T77">r</text:span>ea 1.1 de Historia de Usuario 1</text:p>
      <text:p text:style-name="P69"><text:span text:style-name="T30">Fuente</text:span>: Elaboración propia</text:p>
      <text:p text:style-name="P90">En la tarjeta de tarea 1.1 (<text:sequence-ref text:reference-format="text" text:ref-name="refTable1">Tabla 3.2 Tarjeta de Tarea 1.1 de Historia de Usuario 1</text:sequence-ref>) se muestra el desarrollo del módulo <text:span text:style-name="T80">para el</text:span> acceso al dispositivo <text:span text:style-name="T80">criptográfico que puede ser un </text:span>token <text:span text:style-name="T79">o smartcard</text:span>, <text:span text:style-name="T96">en este modulo usaremos la librería de java </text:span><text:span text:style-name="T31">sunpkcs11</text:span><text:span text:style-name="T80"> que sigue las especificaciones técnicas del estándar </text:span><text:span text:style-name="T72">PKCS11</text:span><text:span text:style-name="T73"> </text:span><text:span text:style-name="T74">que especifica el acceso al dispositivo</text:span><text:span text:style-name="T37">. De la misma forma </text:span><text:span text:style-name="T52">se desarrolla una sección para</text:span><text:span text:style-name="T37"> acceder a un fichero</text:span> de <text:span text:style-name="T78">almacenamiento de clave pública y privada del estándar </text:span><text:span text:style-name="T91">PKCS12</text:span><text:span text:style-name="T78">.</text:span></text:p>
      <table:table table:name="Tabla4" table:style-name="Tabla4">
        <table:table-column table:style-name="Tabla4.A"/>
        <table:table-column table:style-name="Tabla4.B"/>
        <table:table-row>
          <table:table-cell table:style-name="Tabla4.A1" table:number-columns-spanned="2" office:value-type="string">
            <text:p text:style-name="P49">Tarea</text:p>
          </table:table-cell>
          <table:covered-table-cell/>
        </table:table-row>
        <table:table-row>
          <table:table-cell table:style-name="Tabla4.A2" office:value-type="string">
            <text:p text:style-name="P57">Numero de Tarea: <text:span text:style-name="T34">1.</text:span><text:span text:style-name="T35">2</text:span></text:p>
          </table:table-cell>
          <table:table-cell table:style-name="Tabla4.B2" office:value-type="string">
            <text:p text:style-name="P57">Numero de Historia: <text:span text:style-name="T34">1</text:span></text:p>
          </table:table-cell>
        </table:table-row>
        <table:table-row>
          <table:table-cell table:style-name="Tabla4.B2" table:number-columns-spanned="2" office:value-type="string">
            <text:p text:style-name="P57">Nombre de tarea: <text:span text:style-name="T34">D</text:span><text:span text:style-name="T38">iseño de interfaz para acceso al tipo de firma digital.</text:span></text:p>
          </table:table-cell>
          <table:covered-table-cell/>
        </table:table-row>
        <table:table-row>
          <table:table-cell table:style-name="Tabla4.B2" table:number-columns-spanned="2" office:value-type="string">
            <text:p text:style-name="P57">Tipo de tarea: <text:span text:style-name="T34">Desarrollo</text:span></text:p>
          </table:table-cell>
          <table:covered-table-cell/>
        </table:table-row>
        <table:table-row>
          <table:table-cell table:style-name="Tabla4.B2" table:number-columns-spanned="2" office:value-type="string">
            <text:p text:style-name="P57">Programador(a) Responsable: <text:span text:style-name="T32"><text:s/></text:span><text:span text:style-name="T34">Armin Mesa Sanchez</text:span></text:p>
          </table:table-cell>
          <table:covered-table-cell/>
        </table:table-row>
        <table:table-row>
          <table:table-cell table:style-name="Tabla4.B2" table:number-columns-spanned="2" office:value-type="string">
            <text:p text:style-name="P57">Descripción: <text:span text:style-name="T34">Se desarrolla un módulo en especifico para poder </text:span><text:span text:style-name="T38">cargar el fichero de almacenamiento de claves.</text:span></text:p>
          </table:table-cell>
          <table:covered-table-cell/>
        </table:table-row>
      </table:table>
      <text:p text:style-name="P67">Tabla <text:sequence text:ref-name="refTable2" text:name="Table" text:formula="ooow:Table+1" style:num-format="1">3.3</text:sequence>: Tarjeta de Tarea 1.2 de Historia de usuario 1</text:p>
      <text:p text:style-name="P70">Fuente: Elaboración propia</text:p>
      <text:p text:style-name="P11">La <text:sequence-ref text:reference-format="caption" text:ref-name="refTable2">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text:soft-page-break/>En el caso del estándar PKCS12 el funcionario contara con las casillas para escoger el fichero de almacenamiento de claves y la contraseña del <text:span text:style-name="T96">acceso al </text:span>fichero.</text:p>
      <text:p text:style-name="P12"/>
      <table:table table:name="Tabla6" table:style-name="Tabla6">
        <table:table-column table:style-name="Tabla6.A"/>
        <table:table-column table:style-name="Tabla6.B"/>
        <table:table-row>
          <table:table-cell table:style-name="Tabla6.A1" table:number-columns-spanned="2" office:value-type="string">
            <text:p text:style-name="P50">Tarea</text:p>
          </table:table-cell>
          <table:covered-table-cell/>
        </table:table-row>
        <table:table-row>
          <table:table-cell table:style-name="Tabla6.A2" office:value-type="string">
            <text:p text:style-name="P58">Numero de Tarea: <text:span text:style-name="T34">1.</text:span><text:span text:style-name="T39">3</text:span></text:p>
          </table:table-cell>
          <table:table-cell table:style-name="Tabla6.B2" office:value-type="string">
            <text:p text:style-name="P58">Numero de Historia: <text:span text:style-name="T34">1</text:span></text:p>
          </table:table-cell>
        </table:table-row>
        <table:table-row>
          <table:table-cell table:style-name="Tabla6.B2" table:number-columns-spanned="2" office:value-type="string">
            <text:p text:style-name="P58">Nombre de tarea:<text:span text:style-name="T32"> </text:span><text:span text:style-name="T39">Módulo para cargar el Alias de</text:span><text:span text:style-name="T52">l certificado para</text:span><text:span text:style-name="T38"> firma digital.</text:span></text:p>
          </table:table-cell>
          <table:covered-table-cell/>
        </table:table-row>
        <table:table-row>
          <table:table-cell table:style-name="Tabla6.B2" table:number-columns-spanned="2" office:value-type="string">
            <text:p text:style-name="P58">Tipo de tarea: <text:span text:style-name="T34">Desarrollo</text:span></text:p>
          </table:table-cell>
          <table:covered-table-cell/>
        </table:table-row>
        <table:table-row>
          <table:table-cell table:style-name="Tabla6.B2" table:number-columns-spanned="2" office:value-type="string">
            <text:p text:style-name="P58">Programador(a) Responsable: <text:span text:style-name="T32"><text:s/></text:span><text:span text:style-name="T34">Armin Mesa Sanchez</text:span></text:p>
          </table:table-cell>
          <table:covered-table-cell/>
        </table:table-row>
        <table:table-row>
          <table:table-cell table:style-name="Tabla6.B2" table:number-columns-spanned="2" office:value-type="string">
            <text:p text:style-name="P58">Descripción: <text:span text:style-name="T34">Se desarrolla un módulo </text:span><text:span text:style-name="T39">para obtener el Alias del usuario del </text:span><text:span text:style-name="T52">certificado contenido en un fichero de claves o un token</text:span><text:span text:style-name="T39">.</text:span></text:p>
          </table:table-cell>
          <table:covered-table-cell/>
        </table:table-row>
      </table:table>
      <text:p text:style-name="P67"><text:span text:style-name="T30">Tabla </text:span><text:span text:style-name="T30"><text:sequence text:ref-name="refTable3" text:name="Table" text:formula="ooow:Table+1" style:num-format="1">3.4</text:sequence></text:span><text:span text:style-name="T30">:</text:span> Tarjeta de Tarea 1.3 de Historia de Usuario 1</text:p>
      <text:p text:style-name="P71"><text:span text:style-name="T30">Fuente:</text:span> Elaboración propia</text:p>
      <text:p text:style-name="P15">La <text:sequence-ref text:reference-format="caption" text:ref-name="refTable3">Tarjeta de Tarea 1.3 de Historia de Usuario 1</text:sequence-ref> se desarrolla el módulo para poder obtener el alias de<text:span text:style-name="T102">l certificado de</text:span> un fichero de claves o un token, esto debido a que en un token o fichero pueden estar incluidos varios certificados <text:span text:style-name="T102">para</text:span> un mismo funcionario, <text:span text:style-name="T102">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36">Historias de Usuario</text:p>
          </table:table-cell>
          <table:covered-table-cell/>
        </table:table-row>
        <table:table-row>
          <table:table-cell table:style-name="Tabla5.A2" office:value-type="string">
            <text:p text:style-name="P39">Numero: <text:span text:style-name="T40">2</text:span></text:p>
          </table:table-cell>
          <table:table-cell table:style-name="Tabla5.B2" office:value-type="string">
            <text:p text:style-name="P31">Nombre: <text:span text:style-name="T20">Firmar documento en formato PDF</text:span></text:p>
          </table:table-cell>
        </table:table-row>
        <table:table-row>
          <table:table-cell table:style-name="Tabla5.A2" office:value-type="string">
            <text:p text:style-name="P31">Autor: <text:span text:style-name="T33">Armin Mesa Sanchez</text:span></text:p>
          </table:table-cell>
          <table:table-cell table:style-name="Tabla5.B2" office:value-type="string">
            <text:p text:style-name="P42"/>
          </table:table-cell>
        </table:table-row>
        <table:table-row>
          <table:table-cell table:style-name="Tabla5.A2" office:value-type="string">
            <text:p text:style-name="P31">Prioridad: <text:span text:style-name="T33">Alta</text:span></text:p>
          </table:table-cell>
          <table:table-cell table:style-name="Tabla5.B2" office:value-type="string">
            <text:p text:style-name="P42"/>
          </table:table-cell>
        </table:table-row>
        <table:table-row>
          <table:table-cell table:style-name="Tabla5.B2" table:number-columns-spanned="2" office:value-type="string">
            <text:p text:style-name="P31">Descripción: <text:span text:style-name="T33">Se desarrollara el Módulo para </text:span><text:span text:style-name="T19">u</text:span><text:span text:style-name="T17">sar </text:span><text:span text:style-name="T24">el certificado</text:span><text:span text:style-name="T17"> de un servidor público </text:span><text:span text:style-name="T18">almacenada en un token </text:span><text:span text:style-name="T20">o fichero de claves</text:span><text:span text:style-name="T17"> para firmar documentos en formato PDF.</text:span></text:p>
          </table:table-cell>
          <table:covered-table-cell/>
        </table:table-row>
      </table:table>
      <text:p text:style-name="P67">Tabla <text:sequence text:ref-name="refTable4" text:name="Table" text:formula="ooow:Table+1" style:num-format="1">3.5</text:sequence>: Historia de Usuario 2</text:p>
      <text:p text:style-name="P71">Fuente: Elaboración propia</text:p>
      <text:p text:style-name="P13">Esta historia de usuario es la m<text:span text:style-name="T81">á</text:span>s importante de todo el proyecto, ya que permitirá <text:span text:style-name="T102">realizar la función principal que es la de firmar digitalmente un documento, el firmado sera de </text:span><text:span text:style-name="T92">tipo avanzado</text:span><text:span text:style-name="T97">, </text:span><text:span text:style-name="T98">lo que quiere decir que a la firma del documento se le incluirán algunas características adicionales como:</text:span><text:span text:style-name="T97"> </text:span><text:span text:style-name="T98">un sello de tiempo de un </text:span><text:span text:style-name="T93">TSA;</text:span><text:span text:style-name="T98"> campos extras para añadir la razón de la firma, lugar y contacto; </text:span><text:span text:style-name="T93">nivel de certificación;</text:span><text:span text:style-name="T98"> </text:span><text:span text:style-name="T99">resumen del contenido del pdf (Hasheo); validación y verificación de certificado; y marca de agua de certificado.</text:span></text:p>
      <text:p text:style-name="P14">A continuación se describen las tarjetas de tarea:</text:p>
      <text:p text:style-name="P14"/>
      <table:table table:name="Tabla7" table:style-name="Tabla7">
        <table:table-column table:style-name="Tabla7.A"/>
        <table:table-column table:style-name="Tabla7.B"/>
        <text:soft-page-break/>
        <table:table-row>
          <table:table-cell table:style-name="Tabla7.A1" table:number-columns-spanned="2" office:value-type="string">
            <text:p text:style-name="P51">Tarea</text:p>
          </table:table-cell>
          <table:covered-table-cell/>
        </table:table-row>
        <table:table-row>
          <table:table-cell table:style-name="Tabla7.A2" office:value-type="string">
            <text:p text:style-name="P59">Numero de Tarea: <text:span text:style-name="T41">2.1</text:span></text:p>
          </table:table-cell>
          <table:table-cell table:style-name="Tabla7.B2" office:value-type="string">
            <text:p text:style-name="P59">Numero de Historia: <text:span text:style-name="T41">2</text:span></text:p>
          </table:table-cell>
        </table:table-row>
        <table:table-row>
          <table:table-cell table:style-name="Tabla7.B2" table:number-columns-spanned="2" office:value-type="string">
            <text:p text:style-name="P59">Nombre de tarea:<text:span text:style-name="T32"> </text:span><text:span text:style-name="T39">Módulo para cargar </text:span><text:span text:style-name="T41">documento pdf</text:span></text:p>
          </table:table-cell>
          <table:covered-table-cell/>
        </table:table-row>
        <table:table-row>
          <table:table-cell table:style-name="Tabla7.B2" table:number-columns-spanned="2" office:value-type="string">
            <text:p text:style-name="P59">Tipo de tarea: <text:span text:style-name="T34">Desarrollo</text:span></text:p>
          </table:table-cell>
          <table:covered-table-cell/>
        </table:table-row>
        <table:table-row>
          <table:table-cell table:style-name="Tabla7.B2" table:number-columns-spanned="2" office:value-type="string">
            <text:p text:style-name="P59">Programador(a) Responsable: <text:span text:style-name="T32"><text:s/></text:span><text:span text:style-name="T34">Armin Mesa Sanchez</text:span></text:p>
          </table:table-cell>
          <table:covered-table-cell/>
        </table:table-row>
        <table:table-row>
          <table:table-cell table:style-name="Tabla7.B2" table:number-columns-spanned="2" office:value-type="string">
            <text:p text:style-name="P59">Descripción: <text:span text:style-name="T34">Se desarrolla un módulo </text:span><text:span text:style-name="T39">para </text:span><text:span text:style-name="T41">cargar </text:span><text:span text:style-name="T53">los</text:span><text:span text:style-name="T41"> documento</text:span><text:span text:style-name="T53">s en formato</text:span><text:span text:style-name="T41"> pdf para ser firmado</text:span><text:span text:style-name="T53">s</text:span><text:span text:style-name="T41">.</text:span></text:p>
          </table:table-cell>
          <table:covered-table-cell/>
        </table:table-row>
      </table:table>
      <text:p text:style-name="P67"><text:span text:style-name="T30">Tabla </text:span><text:span text:style-name="T30"><text:sequence text:ref-name="refTable5" text:name="Table" text:formula="ooow:Table+1" style:num-format="1">3.6</text:sequence></text:span> Tarjeta de Tarea 2.1 de Historia de usuario 2</text:p>
      <text:p text:style-name="P72"><text:span text:style-name="T30">Fuente:</text:span> Elaboración propia</text:p>
      <text:p text:style-name="P8">La <text:sequence-ref text:reference-format="caption" text:ref-name="refTable5">Tarjeta de Tarea 2.1 de Historia de usuario 2</text:sequence-ref> <text:span text:style-name="T82">permite cargar el o los documentos en 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51">Tarea</text:p>
          </table:table-cell>
          <table:covered-table-cell/>
        </table:table-row>
        <table:table-row>
          <table:table-cell table:style-name="Tabla8.A2" office:value-type="string">
            <text:p text:style-name="P59">Numero de Tarea: <text:span text:style-name="T41">2.2</text:span></text:p>
          </table:table-cell>
          <table:table-cell table:style-name="Tabla8.B2" office:value-type="string">
            <text:p text:style-name="P59">Numero de Historia: <text:span text:style-name="T41">2</text:span></text:p>
          </table:table-cell>
        </table:table-row>
        <table:table-row>
          <table:table-cell table:style-name="Tabla8.B2" table:number-columns-spanned="2" office:value-type="string">
            <text:p text:style-name="P59">Nombre de tarea:<text:span text:style-name="T32"> </text:span><text:span text:style-name="T39">Módulo para </text:span><text:span text:style-name="T41">adicionar opciones extras a la firma digital </text:span><text:span text:style-name="T43">y nivel de certificación.</text:span></text:p>
          </table:table-cell>
          <table:covered-table-cell/>
        </table:table-row>
        <table:table-row>
          <table:table-cell table:style-name="Tabla8.B2" table:number-columns-spanned="2" office:value-type="string">
            <text:p text:style-name="P59">Tipo de tarea: <text:span text:style-name="T34">Desarrollo</text:span></text:p>
          </table:table-cell>
          <table:covered-table-cell/>
        </table:table-row>
        <table:table-row>
          <table:table-cell table:style-name="Tabla8.B2" table:number-columns-spanned="2" office:value-type="string">
            <text:p text:style-name="P59">Programador(a) Responsable: <text:span text:style-name="T32"><text:s/></text:span><text:span text:style-name="T34">Armin Mesa Sanchez</text:span></text:p>
          </table:table-cell>
          <table:covered-table-cell/>
        </table:table-row>
        <table:table-row>
          <table:table-cell table:style-name="Tabla8.B2" table:number-columns-spanned="2" office:value-type="string">
            <text:p text:style-name="P59">Descripción: <text:span text:style-name="T34">Se desarrolla un módulo </text:span><text:span text:style-name="T39">para </text:span><text:span text:style-name="T41">adicionar opciones extras </text:span><text:span text:style-name="T53">como ser la razón de la firma, lugar o ubicación y contacto o email</text:span><text:span text:style-name="T41"> a la firma </text:span><text:span text:style-name="T54">digital; ademas de adicionar el</text:span><text:span text:style-name="T43"> nivel de certificación </text:span><text:span text:style-name="T54">de la firma digital</text:span><text:span text:style-name="T43">.</text:span><text:span text:style-name="T41"> </text:span></text:p>
          </table:table-cell>
          <table:covered-table-cell/>
        </table:table-row>
      </table:table>
      <text:p text:style-name="P67"><text:span text:style-name="T30">Tabla </text:span><text:span text:style-name="T30"><text:sequence text:ref-name="refTable6" text:name="Table" text:formula="ooow:Table+1" style:num-format="1">3.7</text:sequence></text:span> Tarjeta de Tarea 2.2 de Historia de Usuario 2</text:p>
      <text:p text:style-name="P72"><text:span text:style-name="T30">Fuente:</text:span> Elaboración propia</text:p>
      <text:p text:style-name="P102"><text:span text:style-name="T82">La </text:span><text:span text:style-name="T82"><text:sequence-ref text:reference-format="caption" text:ref-name="refTable6">Tarjeta de Tarea 2.2 de Historia de Usuario 2</text:sequence-ref></text:span><text:span text:style-name="T82"> permite adicionar a la firma los siguientes aspectos como ser: razón, lugar y contacto. Un aspecto importante de esta tarea es el nivel de certificación que se le dará a los documentos firmados, los niveles de certificación serán:</text:span></text:p>
      <text:list xml:id="list8165113642872236450" text:style-name="L5">
        <text:list-item>
          <text:p text:style-name="P103"><text:span text:style-name="T103">Crear una firma ordinaria o sin certificación, el documento puede ser firmado a la aprobación de uno o mas destinatarios.</text:span></text:p>
        </text:list-item>
        <text:list-item>
          <text:p text:style-name="P103"><text:span text:style-name="T104">No permitir cambios en el pdf, una vez aplicada la firma el documento no podra ser sometido a cambios.</text:span></text:p>
        </text:list-item>
        <text:list-item>
          <text:p text:style-name="P103"><text:span text:style-name="T104">Permitir completar formularios, otros usuarios pueden rellenar campos o añadir su firma de aprobación sin invalidar la firma actual.</text:span></text:p>
        </text:list-item>
        <text:list-item>
          <text:p text:style-name="P103"><text:span text:style-name="T104">Permitir completar formularios y notas, es similar al anterior con la diferencia que en este caso se pueden añadir notas sin invalidar la firma actual.</text:span></text:p>
        </text:list-item>
      </text:list>
      <text:p text:style-name="P104"/>
      <table:table table:name="Tabla9" table:style-name="Tabla9">
        <table:table-column table:style-name="Tabla9.A"/>
        <table:table-column table:style-name="Tabla9.B"/>
        <text:soft-page-break/>
        <table:table-row>
          <table:table-cell table:style-name="Tabla9.A1" table:number-columns-spanned="2" office:value-type="string">
            <text:p text:style-name="P52">Tarea</text:p>
          </table:table-cell>
          <table:covered-table-cell/>
        </table:table-row>
        <table:table-row>
          <table:table-cell table:style-name="Tabla9.A2" office:value-type="string">
            <text:p text:style-name="P60">Numero de Tarea: <text:span text:style-name="T42">2</text:span><text:span text:style-name="T41">.</text:span><text:span text:style-name="T42">3</text:span></text:p>
          </table:table-cell>
          <table:table-cell table:style-name="Tabla9.B2" office:value-type="string">
            <text:p text:style-name="P60">Numero de Historia: <text:span text:style-name="T41">2</text:span></text:p>
          </table:table-cell>
        </table:table-row>
        <table:table-row>
          <table:table-cell table:style-name="Tabla9.B2" table:number-columns-spanned="2" office:value-type="string">
            <text:p text:style-name="P60">Nombre de tarea:<text:span text:style-name="T32"> </text:span><text:span text:style-name="T39">Módulo para </text:span><text:span text:style-name="T43">crear un hash de documento firmado.</text:span></text:p>
          </table:table-cell>
          <table:covered-table-cell/>
        </table:table-row>
        <table:table-row>
          <table:table-cell table:style-name="Tabla9.B2" table:number-columns-spanned="2" office:value-type="string">
            <text:p text:style-name="P60">Tipo de tarea: <text:span text:style-name="T34">Desarrollo</text:span></text:p>
          </table:table-cell>
          <table:covered-table-cell/>
        </table:table-row>
        <table:table-row>
          <table:table-cell table:style-name="Tabla9.B2" table:number-columns-spanned="2" office:value-type="string">
            <text:p text:style-name="P60">Programador(a) Responsable: <text:span text:style-name="T32"><text:s/></text:span><text:span text:style-name="T34">Armin Mesa Sanchez</text:span></text:p>
          </table:table-cell>
          <table:covered-table-cell/>
        </table:table-row>
        <table:table-row>
          <table:table-cell table:style-name="Tabla9.B2" table:number-columns-spanned="2" office:value-type="string">
            <text:p text:style-name="P60">Descripción: <text:span text:style-name="T34">Se desarrolla un módulo </text:span><text:span text:style-name="T39">para </text:span><text:span text:style-name="T43">crear el </text:span><text:span text:style-name="T55">resumen</text:span><text:span text:style-name="T43"> hash del documento pdf firmado.</text:span></text:p>
          </table:table-cell>
          <table:covered-table-cell/>
        </table:table-row>
      </table:table>
      <text:p text:style-name="P67"><text:span text:style-name="T30">Tabla </text:span><text:span text:style-name="T30"><text:sequence text:ref-name="refTable7" text:name="Table" text:formula="ooow:Table+1" style:num-format="1">3.8</text:sequence></text:span> Tarjeta de Tarea 2.3 de Historia de Usuario 2</text:p>
      <text:p text:style-name="P72"><text:span text:style-name="T30">Fuente:</text:span> Elaboración propia</text:p>
      <text:p text:style-name="P16">La <text:sequence-ref text:reference-format="caption" text:ref-name="refTable7">Tarjeta de Tarea 2.3 de Historia de Usuario 2</text:sequence-ref> permite crear un hash del documento pdf para evitar ediciones o falsificaciones del documento, en este caso tomaremos los tipos de hasheo <text:span text:style-name="T94">SHA-1</text:span> y <text:span text:style-name="T94">SHA-2</text:span><text:span text:style-name="T100"> </text:span><text:span text:style-name="T101">que son los adecuados para trabajar los formatos de pdf 1.3, 1.4, 1.5 y 1.6.</text:span></text:p>
      <text:p text:style-name="P17"/>
      <table:table table:name="Tabla11" table:style-name="Tabla11">
        <table:table-column table:style-name="Tabla11.A"/>
        <table:table-column table:style-name="Tabla11.B"/>
        <table:table-row>
          <table:table-cell table:style-name="Tabla11.A1" table:number-columns-spanned="2" office:value-type="string">
            <text:p text:style-name="P54">Tarea</text:p>
          </table:table-cell>
          <table:covered-table-cell/>
        </table:table-row>
        <table:table-row>
          <table:table-cell table:style-name="Tabla11.A2" office:value-type="string">
            <text:p text:style-name="P62">Numero de Tarea: <text:span text:style-name="T41">2.</text:span><text:span text:style-name="T45">4</text:span></text:p>
          </table:table-cell>
          <table:table-cell table:style-name="Tabla11.B2" office:value-type="string">
            <text:p text:style-name="P62">Numero de Historia: <text:span text:style-name="T41">2</text:span></text:p>
          </table:table-cell>
        </table:table-row>
        <table:table-row>
          <table:table-cell table:style-name="Tabla11.B2" table:number-columns-spanned="2" office:value-type="string">
            <text:p text:style-name="P62">Nombre de tarea:<text:span text:style-name="T32"> </text:span><text:span text:style-name="T45">Módulo para firmar un documento pdf.</text:span></text:p>
          </table:table-cell>
          <table:covered-table-cell/>
        </table:table-row>
        <table:table-row>
          <table:table-cell table:style-name="Tabla11.B2" table:number-columns-spanned="2" office:value-type="string">
            <text:p text:style-name="P62">Tipo de tarea: <text:span text:style-name="T34">Desarrollo</text:span></text:p>
          </table:table-cell>
          <table:covered-table-cell/>
        </table:table-row>
        <table:table-row>
          <table:table-cell table:style-name="Tabla11.B2" table:number-columns-spanned="2" office:value-type="string">
            <text:p text:style-name="P62">Programador(a) Responsable: <text:span text:style-name="T32"><text:s/></text:span><text:span text:style-name="T34">Armin Mesa Sanchez</text:span></text:p>
          </table:table-cell>
          <table:covered-table-cell/>
        </table:table-row>
        <table:table-row>
          <table:table-cell table:style-name="Tabla11.B2" table:number-columns-spanned="2" office:value-type="string">
            <text:p text:style-name="P62">Descripción: <text:span text:style-name="T34">Se desarrolla un</text:span><text:span text:style-name="T44"> </text:span><text:span text:style-name="T45">modulo siguiendo el estándar PKCS7 para firmar un documento pdf.</text:span></text:p>
          </table:table-cell>
          <table:covered-table-cell/>
        </table:table-row>
      </table:table>
      <text:p text:style-name="P67"><text:span text:style-name="T30">Tabla </text:span><text:span text:style-name="T30"><text:sequence text:ref-name="refTable8" text:name="Table" text:formula="ooow:Table+1" style:num-format="1">3.9</text:sequence></text:span> Tarjeta de de Tarea 2.4 de Tarjeta de Usuario</text:p>
      <text:p text:style-name="P73"><text:span text:style-name="T30">Fuente:</text:span> Elaboración propia</text:p>
      <text:p text:style-name="P18">La <text:sequence-ref text:reference-format="caption" text:ref-name="refTable8">Tarjeta de de Tarea 2.4 de Tarjeta de Usuario</text:sequence-ref> <text:span text:style-name="T84">es la tarea mas importante ya que es aquí donde se desarrolla el módulo para el proceso de firmado digital, siguiendo el estándar </text:span><text:span text:style-name="T95">PKCS7</text:span><text:span text:style-name="T84">.</text:span></text:p>
      <text:p text:style-name="P19"/>
      <table:table table:name="Tabla10" table:style-name="Tabla10">
        <table:table-column table:style-name="Tabla10.A"/>
        <table:table-column table:style-name="Tabla10.B"/>
        <text:soft-page-break/>
        <table:table-row>
          <table:table-cell table:style-name="Tabla10.A1" table:number-columns-spanned="2" office:value-type="string">
            <text:p text:style-name="P53">Tarea</text:p>
          </table:table-cell>
          <table:covered-table-cell/>
        </table:table-row>
        <table:table-row>
          <table:table-cell table:style-name="Tabla10.A2" office:value-type="string">
            <text:p text:style-name="P61">Numero de Tarea: <text:span text:style-name="T41">2.</text:span><text:span text:style-name="T45">5</text:span></text:p>
          </table:table-cell>
          <table:table-cell table:style-name="Tabla10.B2" office:value-type="string">
            <text:p text:style-name="P61">Numero de Historia: <text:span text:style-name="T41">2</text:span></text:p>
          </table:table-cell>
        </table:table-row>
        <table:table-row>
          <table:table-cell table:style-name="Tabla10.B2" table:number-columns-spanned="2" office:value-type="string">
            <text:p text:style-name="P61">Nombre de tarea:<text:span text:style-name="T32"> </text:span><text:span text:style-name="T44">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61">Tipo de tarea: <text:span text:style-name="T34">Desarrollo</text:span></text:p>
          </table:table-cell>
          <table:covered-table-cell/>
        </table:table-row>
        <table:table-row>
          <table:table-cell table:style-name="Tabla10.B2" table:number-columns-spanned="2" office:value-type="string">
            <text:p text:style-name="P61">Programador(a) Responsable: <text:span text:style-name="T32"><text:s/></text:span><text:span text:style-name="T34">Armin Mesa Sanchez</text:span></text:p>
          </table:table-cell>
          <table:covered-table-cell/>
        </table:table-row>
        <table:table-row>
          <table:table-cell table:style-name="Tabla10.B2" table:number-columns-spanned="2" office:value-type="string">
            <text:p text:style-name="P61">Descripción: <text:span text:style-name="T34">Se desarrolla un</text:span><text:span text:style-name="T44">a interfaz para</text:span><text:span text:style-name="T41"> </text:span><text:span text:style-name="T44">adicionar el lugar, razón y contacto a la firma digital. El nivel de certificación del documento firmado y el hash del documento para que no pueda ser vulnerado o modificado.</text:span></text:p>
          </table:table-cell>
          <table:covered-table-cell/>
        </table:table-row>
      </table:table>
      <text:p text:style-name="P67"><text:span text:style-name="T30">Tabla </text:span><text:span text:style-name="T30"><text:sequence text:ref-name="refTable9" text:name="Table" text:formula="ooow:Table+1" style:num-format="1">3.10</text:sequence></text:span> Tarjeta de Tarea 2.<text:span text:style-name="T83">5</text:span> de Historia de Usuario 2</text:p>
      <text:p text:style-name="P72"><text:span text:style-name="T30">Fuente:</text:span> Elaboración propia</text:p>
      <text:p text:style-name="P16">La <text:sequence-ref text:reference-format="caption" text:ref-name="refTable9">Tarjeta de Tarea 2.5 de Historia de Usuario 2</text:sequence-ref> <text:s/><text:span text:style-name="T83">permite crear una interfaz fácil para el usuario para llenar las opciones extras al documento, como también escoger el tipo de hash que se aplicara al documento y escoger el nivel de certificación.</text:span></text:p>
      <text:p text:style-name="P20"/>
      <table:table table:name="Tabla12" table:style-name="Tabla12">
        <table:table-column table:style-name="Tabla12.A"/>
        <table:table-column table:style-name="Tabla12.B"/>
        <table:table-row>
          <table:table-cell table:style-name="Tabla12.A1" table:number-columns-spanned="2" office:value-type="string">
            <text:p text:style-name="P37">Historias de Usuario</text:p>
          </table:table-cell>
          <table:covered-table-cell/>
        </table:table-row>
        <table:table-row>
          <table:table-cell table:style-name="Tabla12.A2" office:value-type="string">
            <text:p text:style-name="P40">Numero: <text:span text:style-name="T46">3</text:span></text:p>
          </table:table-cell>
          <table:table-cell table:style-name="Tabla12.B2" office:value-type="string">
            <text:p text:style-name="P32">Nombre: <text:span text:style-name="T21">Validación y verificación de certificado.</text:span></text:p>
          </table:table-cell>
        </table:table-row>
        <table:table-row>
          <table:table-cell table:style-name="Tabla12.A2" office:value-type="string">
            <text:p text:style-name="P32">Autor: <text:span text:style-name="T33">Armin Mesa Sanchez</text:span></text:p>
          </table:table-cell>
          <table:table-cell table:style-name="Tabla12.B2" office:value-type="string">
            <text:p text:style-name="P43"/>
          </table:table-cell>
        </table:table-row>
        <table:table-row>
          <table:table-cell table:style-name="Tabla12.A2" office:value-type="string">
            <text:p text:style-name="P32">Prioridad: <text:span text:style-name="T33">Alta</text:span></text:p>
          </table:table-cell>
          <table:table-cell table:style-name="Tabla12.B2" office:value-type="string">
            <text:p text:style-name="P43"/>
          </table:table-cell>
        </table:table-row>
        <table:table-row>
          <table:table-cell table:style-name="Tabla12.B2" table:number-columns-spanned="2" office:value-type="string">
            <text:p text:style-name="P32">Descripción: <text:span text:style-name="T33">Se desarrollara </text:span><text:span text:style-name="T47">un módulo para validar y verificar la firma de un funcionario publico, esta consulta se la hará a la Entidad Certificadora, el cual contendrá un CRL o un servidor OCSP.</text:span></text:p>
          </table:table-cell>
          <table:covered-table-cell/>
        </table:table-row>
      </table:table>
      <text:p text:style-name="P67"><text:span text:style-name="T30">Tabla </text:span><text:span text:style-name="T30"><text:sequence text:ref-name="refTable10" text:name="Table" text:formula="ooow:Table+1" style:num-format="1">3.11</text:sequence></text:span> Historia de Usuario 3</text:p>
      <text:p text:style-name="P74"><text:span text:style-name="T30">Fuente:</text:span> Elaboración propia</text:p>
      <text:p text:style-name="P21">La <text:sequence-ref text:reference-format="caption" text:ref-name="refTable10">Historia de Usuario 3</text:sequence-ref> es el modulo <text:span text:style-name="T85">en el cual se harán las consultas respectivas a los servidores del la entidad certificadora para verificar la validez del certificado, como también la vigencia de la misma. A continuación se describen las Tarjetas de Tarea correspondientes:</text:span></text:p>
      <text:p text:style-name="P22"/>
      <table:table table:name="Tabla13" table:style-name="Tabla13">
        <table:table-column table:style-name="Tabla13.A"/>
        <table:table-column table:style-name="Tabla13.B"/>
        <text:soft-page-break/>
        <table:table-row>
          <table:table-cell table:style-name="Tabla13.A1" table:number-columns-spanned="2" office:value-type="string">
            <text:p text:style-name="P55">Tarea</text:p>
          </table:table-cell>
          <table:covered-table-cell/>
        </table:table-row>
        <table:table-row>
          <table:table-cell table:style-name="Tabla13.A2" office:value-type="string">
            <text:p text:style-name="P63">Numero de Tarea: <text:span text:style-name="T48">3.1</text:span></text:p>
          </table:table-cell>
          <table:table-cell table:style-name="Tabla13.B2" office:value-type="string">
            <text:p text:style-name="P63">Numero de Historia: <text:span text:style-name="T48">3</text:span></text:p>
          </table:table-cell>
        </table:table-row>
        <table:table-row>
          <table:table-cell table:style-name="Tabla13.B2" table:number-columns-spanned="2" office:value-type="string">
            <text:p text:style-name="P63">Nombre de tarea:<text:span text:style-name="T32"> </text:span><text:span text:style-name="T44">D</text:span><text:span text:style-name="T49">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63">Tipo de tarea: <text:span text:style-name="T34">Desarrollo</text:span></text:p>
          </table:table-cell>
          <table:covered-table-cell/>
        </table:table-row>
        <table:table-row>
          <table:table-cell table:style-name="Tabla13.B2" table:number-columns-spanned="2" office:value-type="string">
            <text:p text:style-name="P63">Programador(a) Responsable: <text:span text:style-name="T32"><text:s/></text:span><text:span text:style-name="T34">Armin Mesa Sanchez</text:span></text:p>
          </table:table-cell>
          <table:covered-table-cell/>
        </table:table-row>
        <table:table-row>
          <table:table-cell table:style-name="Tabla13.B2" table:number-columns-spanned="2" office:value-type="string">
            <text:p text:style-name="P63">Descripción: <text:span text:style-name="T34">Se desarrolla </text:span><text:span text:style-name="T49">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67"><text:span text:style-name="T30">Tabla </text:span><text:span text:style-name="T30"><text:sequence text:ref-name="refTable11" text:name="Table" text:formula="ooow:Table+1" style:num-format="1">3.12</text:sequence></text:span><text:span text:style-name="T30"> </text:span>Tarjeta de Tarea 3.1 de Historia de Usuario 3</text:p>
      <text:p text:style-name="P75"><text:span text:style-name="T30">Fuente:</text:span> Elaboración propia</text:p>
      <text:p text:style-name="P24">La <text:sequence-ref text:reference-format="caption" text:ref-name="refTable11">Tarjeta de Tarea 3.1 de Historia de Usuario 3</text:sequence-ref> <text:span text:style-name="T86">es el módulo que permitirá realizar la verificación del certificado del funcionario público, las consultas se realizaran con el ID del funcionario tanto al servidor OCSP como al CRL.</text:span></text:p>
      <text:p text:style-name="P23"/>
      <table:table table:name="Tabla14" table:style-name="Tabla14">
        <table:table-column table:style-name="Tabla14.A"/>
        <table:table-column table:style-name="Tabla14.B"/>
        <table:table-row>
          <table:table-cell table:style-name="Tabla14.A1" table:number-columns-spanned="2" office:value-type="string">
            <text:p text:style-name="P56">Tarea</text:p>
          </table:table-cell>
          <table:covered-table-cell/>
        </table:table-row>
        <table:table-row>
          <table:table-cell table:style-name="Tabla14.A2" office:value-type="string">
            <text:p text:style-name="P64">Numero de Tarea: <text:span text:style-name="T48">3.</text:span><text:span text:style-name="T50">2</text:span></text:p>
          </table:table-cell>
          <table:table-cell table:style-name="Tabla14.B2" office:value-type="string">
            <text:p text:style-name="P64">Numero de Historia: <text:span text:style-name="T48">3</text:span></text:p>
          </table:table-cell>
        </table:table-row>
        <table:table-row>
          <table:table-cell table:style-name="Tabla14.B2" table:number-columns-spanned="2" office:value-type="string">
            <text:p text:style-name="P64">Nombre de tarea:<text:span text:style-name="T32"> </text:span><text:span text:style-name="T44">D</text:span><text:span text:style-name="T49">esarrollo de </text:span><text:span text:style-name="T50">interfaz</text:span><text:span text:style-name="T49"> para realizar las consultas al servidor OCSP y obtener información de un CRL.</text:span></text:p>
          </table:table-cell>
          <table:covered-table-cell/>
        </table:table-row>
        <table:table-row>
          <table:table-cell table:style-name="Tabla14.B2" table:number-columns-spanned="2" office:value-type="string">
            <text:p text:style-name="P64">Tipo de tarea: <text:span text:style-name="T34">Desarrollo</text:span></text:p>
          </table:table-cell>
          <table:covered-table-cell/>
        </table:table-row>
        <table:table-row>
          <table:table-cell table:style-name="Tabla14.B2" table:number-columns-spanned="2" office:value-type="string">
            <text:p text:style-name="P64">Programador(a) Responsable: <text:span text:style-name="T32"><text:s/></text:span><text:span text:style-name="T34">Armin Mesa Sanchez</text:span></text:p>
          </table:table-cell>
          <table:covered-table-cell/>
        </table:table-row>
        <table:table-row>
          <table:table-cell table:style-name="Tabla14.B2" table:number-columns-spanned="2" office:value-type="string">
            <text:p text:style-name="P64">Descripción: <text:span text:style-name="T34">Se desarrolla </text:span><text:span text:style-name="T49">un</text:span><text:span text:style-name="T50">a interfaz</text:span><text:span text:style-name="T49"> para verificar la vigencia y validez de un certificado emitido por una entidad certificadora, </text:span><text:span text:style-name="T50">el usuario ingresara la url del servidor OCSP.</text:span></text:p>
          </table:table-cell>
          <table:covered-table-cell/>
        </table:table-row>
      </table:table>
      <text:p text:style-name="P67"><text:span text:style-name="T30">Tabla </text:span><text:span text:style-name="T30"><text:sequence text:ref-name="refTable12" text:name="Table" text:formula="ooow:Table+1" style:num-format="1">3.13</text:sequence></text:span> Tarjeta de Tarea 3.2 de Historia de Usuario 3</text:p>
      <text:p text:style-name="P76"><text:span text:style-name="T30">Fuente</text:span>: Elaboración propia</text:p>
      <text:p text:style-name="P25">La <text:sequence-ref text:reference-format="caption" text:ref-name="refTable12">Tarjeta de Tarea 3.2 de Historia de Usuario 3</text:sequence-ref> sera un interfaz simple para el usuario, en el cual el usuario seleccionara si quiere realizar la consulta a un servidor OSCP <text:span text:style-name="T87">y si quiere usar un CRL.</text:span></text:p>
      <text:p text:style-name="P26"/>
      <table:table table:name="Tabla15" table:style-name="Tabla15">
        <table:table-column table:style-name="Tabla15.A"/>
        <table:table-column table:style-name="Tabla15.B"/>
        <table:table-row>
          <table:table-cell table:style-name="Tabla15.A1" table:number-columns-spanned="2" office:value-type="string">
            <text:p text:style-name="P38">Historias de Usuario</text:p>
          </table:table-cell>
          <table:covered-table-cell/>
        </table:table-row>
        <table:table-row>
          <table:table-cell table:style-name="Tabla15.A2" office:value-type="string">
            <text:p text:style-name="P41">Numero: <text:span text:style-name="T51">4</text:span></text:p>
          </table:table-cell>
          <table:table-cell table:style-name="Tabla15.B2" office:value-type="string">
            <text:p text:style-name="P33">Nombre: <text:span text:style-name="T22">Visualización de documento pdf.</text:span></text:p>
          </table:table-cell>
        </table:table-row>
        <table:table-row>
          <table:table-cell table:style-name="Tabla15.A2" office:value-type="string">
            <text:p text:style-name="P33">Autor: <text:span text:style-name="T33">Armin Mesa Sanchez</text:span></text:p>
          </table:table-cell>
          <table:table-cell table:style-name="Tabla15.B2" office:value-type="string">
            <text:p text:style-name="P44"/>
          </table:table-cell>
        </table:table-row>
        <table:table-row>
          <table:table-cell table:style-name="Tabla15.A2" office:value-type="string">
            <text:p text:style-name="P33">Prioridad: <text:span text:style-name="T51">Media</text:span></text:p>
          </table:table-cell>
          <table:table-cell table:style-name="Tabla15.B2" office:value-type="string">
            <text:p text:style-name="P44"/>
          </table:table-cell>
        </table:table-row>
        <table:table-row>
          <table:table-cell table:style-name="Tabla15.B2" table:number-columns-spanned="2" office:value-type="string">
            <text:p text:style-name="P33">Descripción: <text:span text:style-name="T33">Se desarrollara </text:span><text:span text:style-name="T47">un módulo para </text:span><text:span text:style-name="T51">poder visualizar un documento pdf.</text:span></text:p>
          </table:table-cell>
          <table:covered-table-cell/>
        </table:table-row>
      </table:table>
      <text:p text:style-name="P67"><text:span text:style-name="T30">Tabla </text:span><text:span text:style-name="T30"><text:sequence text:ref-name="refTable13" text:name="Table" text:formula="ooow:Table+1" style:num-format="1">3.14</text:sequence></text:span> Historia de Usuario 4</text:p>
      <text:p text:style-name="P77"><text:soft-page-break/><text:span text:style-name="T30">Fuente</text:span>: Elaboración propia</text:p>
      <text:p text:style-name="P105">Esta historia de usuario <text:span text:style-name="T105">permite visualizar </text:span>el documento pdf <text:span text:style-name="T105">para verificar si es el documento correcto al cual se quiere firmar digitalmente.</text:span></text:p>
      <text:p text:style-name="P106"><text:span text:style-name="T85">A continuación se describe la Tarjeta de Tarea correspondiente:</text:span></text:p>
      <table:table table:name="Tabla16" table:style-name="Tabla16">
        <table:table-column table:style-name="Tabla16.A"/>
        <table:table-column table:style-name="Tabla16.B"/>
        <table:table-row>
          <table:table-cell table:style-name="Tabla16.A1" table:number-columns-spanned="2" office:value-type="string">
            <text:p text:style-name="P128">Tarea</text:p>
          </table:table-cell>
          <table:covered-table-cell/>
        </table:table-row>
        <table:table-row>
          <table:table-cell table:style-name="Tabla16.A2" office:value-type="string">
            <text:p text:style-name="P135">Numero de Tarea: <text:span text:style-name="T56">4.1</text:span></text:p>
          </table:table-cell>
          <table:table-cell table:style-name="Tabla16.B2" office:value-type="string">
            <text:p text:style-name="P135">Numero de Historia: <text:span text:style-name="T56">4</text:span></text:p>
          </table:table-cell>
        </table:table-row>
        <table:table-row>
          <table:table-cell table:style-name="Tabla16.B2" table:number-columns-spanned="2" office:value-type="string">
            <text:p text:style-name="P135">Nombre de tarea:<text:span text:style-name="T32"> </text:span><text:span text:style-name="T44">D</text:span><text:span text:style-name="T49">esarrollo de </text:span><text:span text:style-name="T50">interfaz</text:span><text:span text:style-name="T49"> para realizar </text:span><text:span text:style-name="T56">la visualización de documento pdf a ser firmado.</text:span></text:p>
          </table:table-cell>
          <table:covered-table-cell/>
        </table:table-row>
        <table:table-row>
          <table:table-cell table:style-name="Tabla16.B2" table:number-columns-spanned="2" office:value-type="string">
            <text:p text:style-name="P135">Tipo de tarea: <text:span text:style-name="T34">Desarrollo</text:span></text:p>
          </table:table-cell>
          <table:covered-table-cell/>
        </table:table-row>
        <table:table-row>
          <table:table-cell table:style-name="Tabla16.B2" table:number-columns-spanned="2" office:value-type="string">
            <text:p text:style-name="P135">Programador(a) Responsable: <text:span text:style-name="T32"><text:s/></text:span><text:span text:style-name="T34">Armin Mesa Sanchez</text:span></text:p>
          </table:table-cell>
          <table:covered-table-cell/>
        </table:table-row>
        <table:table-row>
          <table:table-cell table:style-name="Tabla16.B2" table:number-columns-spanned="2" office:value-type="string">
            <text:p text:style-name="P135">Descripción: <text:span text:style-name="T34">Se desarrolla </text:span><text:span text:style-name="T49">un</text:span><text:span text:style-name="T50">a interfaz</text:span><text:span text:style-name="T49"> para v</text:span><text:span text:style-name="T56">isualizar el documento pdf que sera firmado.</text:span></text:p>
          </table:table-cell>
          <table:covered-table-cell/>
        </table:table-row>
      </table:table>
      <text:p text:style-name="P67"><text:span text:style-name="T30">Tabla </text:span><text:span text:style-name="T30"><text:sequence text:ref-name="refTable15" text:name="Table" text:formula="ooow:Table+1" style:num-format="1">3.15</text:sequence></text:span> Tarjeta de Tarea 4.1 de Historia de Usuario</text:p>
      <text:p text:style-name="P79"><text:span text:style-name="T30">Fuente</text:span>: Elaboración propia</text:p>
      <text:p text:style-name="P10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143">Historias de Usuario</text:p>
          </table:table-cell>
          <table:covered-table-cell/>
        </table:table-row>
        <table:table-row>
          <table:table-cell table:style-name="Tabla17.A2" office:value-type="string">
            <text:p text:style-name="P147">Numero: <text:span text:style-name="T58">5</text:span></text:p>
          </table:table-cell>
          <table:table-cell table:style-name="Tabla17.B2" office:value-type="string">
            <text:p text:style-name="P151">Nombre: <text:span text:style-name="T25">Incluir la marca de agua </text:span><text:span text:style-name="T26">a pdf </text:span><text:span text:style-name="T25">con la información del servidor publico.</text:span></text:p>
          </table:table-cell>
        </table:table-row>
        <table:table-row>
          <table:table-cell table:style-name="Tabla17.A2" office:value-type="string">
            <text:p text:style-name="P151">Autor: <text:span text:style-name="T33">Armin Mesa Sanchez</text:span></text:p>
          </table:table-cell>
          <table:table-cell table:style-name="Tabla17.B2" office:value-type="string">
            <text:p text:style-name="P156"/>
          </table:table-cell>
        </table:table-row>
        <table:table-row>
          <table:table-cell table:style-name="Tabla17.A2" office:value-type="string">
            <text:p text:style-name="P151">Prioridad: <text:span text:style-name="T51">Media</text:span></text:p>
          </table:table-cell>
          <table:table-cell table:style-name="Tabla17.B2" office:value-type="string">
            <text:p text:style-name="P156"/>
          </table:table-cell>
        </table:table-row>
        <table:table-row>
          <table:table-cell table:style-name="Tabla17.B2" table:number-columns-spanned="2" office:value-type="string">
            <text:p text:style-name="P151">Descripción: <text:span text:style-name="T33">Se desarrolla </text:span><text:span text:style-name="T47">un módulo para </text:span><text:span text:style-name="T51">poder </text:span><text:span text:style-name="T57">añadir una marca </text:span><text:span text:style-name="T58">de agua con la información del servidor público</text:span><text:span text:style-name="T57"> a</text:span><text:span text:style-name="T51"> un documento pdf </text:span><text:span text:style-name="T57">firmado</text:span><text:span text:style-name="T51">.</text:span></text:p>
          </table:table-cell>
          <table:covered-table-cell/>
        </table:table-row>
      </table:table>
      <text:p text:style-name="P67"><text:span text:style-name="T30">Tabla </text:span><text:span text:style-name="T30"><text:sequence text:ref-name="refTable16" text:name="Table" text:formula="ooow:Table+1" style:num-format="1">3.16</text:sequence></text:span> Historia de Usuario 5</text:p>
      <text:p text:style-name="P80"><text:span text:style-name="T30">Fuente</text:span>: Elaboración propia</text:p>
      <text:p text:style-name="P108">En esta historia de usuario crearemos un módulo para añadir una marca de agua con la información del usuario, <text:span text:style-name="T106">el usuario sera capaz de escoger la pagina donde que poner la marca de agua, así también podrá dibujar un rectángulo para asignar el tamaño de la marca de agua.</text:span></text:p>
      <text:p text:style-name="P109"><text:span text:style-name="T85">A continuación se describe las Tarjetas de Tarea correspondientes:</text:span></text:p>
      <table:table table:name="Tabla18" table:style-name="Tabla18">
        <table:table-column table:style-name="Tabla18.A"/>
        <table:table-column table:style-name="Tabla18.B"/>
        <text:soft-page-break/>
        <table:table-row>
          <table:table-cell table:style-name="Tabla18.A1" table:number-columns-spanned="2" office:value-type="string">
            <text:p text:style-name="P129">Tarea</text:p>
          </table:table-cell>
          <table:covered-table-cell/>
        </table:table-row>
        <table:table-row>
          <table:table-cell table:style-name="Tabla18.A2" office:value-type="string">
            <text:p text:style-name="P136">Numero de Tarea: <text:span text:style-name="T107">5</text:span><text:span text:style-name="T56">.1</text:span></text:p>
          </table:table-cell>
          <table:table-cell table:style-name="Tabla18.B2" office:value-type="string">
            <text:p text:style-name="P136">Numero de Historia: <text:span text:style-name="T59">5</text:span></text:p>
          </table:table-cell>
        </table:table-row>
        <table:table-row>
          <table:table-cell table:style-name="Tabla18.B2" table:number-columns-spanned="2" office:value-type="string">
            <text:p text:style-name="P136">Nombre de tarea:<text:span text:style-name="T32"> </text:span><text:span text:style-name="T44">D</text:span><text:span text:style-name="T49">esarrollo de </text:span><text:span text:style-name="T50">interfaz</text:span><text:span text:style-name="T49"> para realizar </text:span><text:span text:style-name="T59">asignación de tamaño y ubicación de marca de agua a documento pdf.</text:span></text:p>
          </table:table-cell>
          <table:covered-table-cell/>
        </table:table-row>
        <table:table-row>
          <table:table-cell table:style-name="Tabla18.B2" table:number-columns-spanned="2" office:value-type="string">
            <text:p text:style-name="P136">Tipo de tarea: <text:span text:style-name="T34">Desarrollo</text:span></text:p>
          </table:table-cell>
          <table:covered-table-cell/>
        </table:table-row>
        <table:table-row>
          <table:table-cell table:style-name="Tabla18.B2" table:number-columns-spanned="2" office:value-type="string">
            <text:p text:style-name="P136">Programador(a) Responsable: <text:span text:style-name="T32"><text:s/></text:span><text:span text:style-name="T34">Armin Mesa Sanchez</text:span></text:p>
          </table:table-cell>
          <table:covered-table-cell/>
        </table:table-row>
        <table:table-row>
          <table:table-cell table:style-name="Tabla18.B2" table:number-columns-spanned="2" office:value-type="string">
            <text:p text:style-name="P136">Descripción: <text:span text:style-name="T59">Realiza el módulo para dibujar un cuadrado en una pagina del documento pdf para poder añadir una marca de agua.</text:span></text:p>
          </table:table-cell>
          <table:covered-table-cell/>
        </table:table-row>
      </table:table>
      <text:p text:style-name="P67"><text:span text:style-name="T30">Tabla </text:span><text:span text:style-name="T30"><text:sequence text:ref-name="refTable17" text:name="Table" text:formula="ooow:Table+1" style:num-format="1">3.17</text:sequence></text:span> Tarjeta de Tarea 5.1 de Historia de Usuario 5</text:p>
      <text:p text:style-name="P81"><text:span text:style-name="T30">Fuente</text:span>: Elaboración propia</text:p>
      <text:p text:style-name="P110">La Tarjeta de tarea 5.1 (Tabla <text:sequence-ref text:reference-format="value" text:ref-name="refTable17">3.17</text:sequence-ref>) trabajara conjuntamente con la tarjeta de tarea 4.1 (Tabla <text:sequence-ref text:reference-format="value" text:ref-name="refTable15">3.15</text:sequence-ref>), ya que <text:span text:style-name="T108">con el visualizador de pdf podremos avanzar a la pagina correspondiente donde el usuario desea añadir la marca de agua. En la pagina elegida el usuario </text:span>dibujara <text:span text:style-name="T108">un</text:span> rectángulo <text:span text:style-name="T108">para definir el tamaño de la marca de agua</text:span>. <text:span text:style-name="T109">Esta marca de agua contendrá una imagen QR,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144">Historias de Usuario</text:p>
          </table:table-cell>
          <table:covered-table-cell/>
        </table:table-row>
        <table:table-row>
          <table:table-cell table:style-name="Tabla19.A2" office:value-type="string">
            <text:p text:style-name="P148">Numero: <text:span text:style-name="T61">6</text:span></text:p>
          </table:table-cell>
          <table:table-cell table:style-name="Tabla19.B2" office:value-type="string">
            <text:p text:style-name="P152">Nombre: <text:span text:style-name="T27">Incluir s</text:span><text:span text:style-name="T17">ello de tiempo </text:span><text:span text:style-name="T25">de la entidad certificadora</text:span><text:span text:style-name="T17"> pa</text:span><text:span text:style-name="T27">ra</text:span><text:span text:style-name="T17"> los documentos firmados en formato PDF.</text:span></text:p>
          </table:table-cell>
        </table:table-row>
        <table:table-row>
          <table:table-cell table:style-name="Tabla19.A2" office:value-type="string">
            <text:p text:style-name="P152">Autor: <text:span text:style-name="T33">Armin Mesa Sanchez</text:span></text:p>
          </table:table-cell>
          <table:table-cell table:style-name="Tabla19.B2" office:value-type="string">
            <text:p text:style-name="P157"/>
          </table:table-cell>
        </table:table-row>
        <table:table-row>
          <table:table-cell table:style-name="Tabla19.A2" office:value-type="string">
            <text:p text:style-name="P152">Prioridad: <text:span text:style-name="T51">Media</text:span></text:p>
          </table:table-cell>
          <table:table-cell table:style-name="Tabla19.B2" office:value-type="string">
            <text:p text:style-name="P157"/>
          </table:table-cell>
        </table:table-row>
        <table:table-row>
          <table:table-cell table:style-name="Tabla19.B2" table:number-columns-spanned="2" office:value-type="string">
            <text:p text:style-name="P152">Descripción: <text:span text:style-name="T60">Se Desarrolla módulo para adquirir el sello de tiempo de un servidor TSA <text:s/>para firmar un documento pdf. </text:span><text:span text:style-name="T61">De esta forma se evitara el no repudio a un documento firmado.</text:span></text:p>
          </table:table-cell>
          <table:covered-table-cell/>
        </table:table-row>
      </table:table>
      <text:p text:style-name="P67"><text:span text:style-name="T30">Tabla </text:span><text:span text:style-name="T30"><text:sequence text:ref-name="refTable18" text:name="Table" text:formula="ooow:Table+1" style:num-format="1">3.18</text:sequence></text:span> Historia de Usuario 6</text:p>
      <text:p text:style-name="P82"><text:span text:style-name="T30">Fuente</text:span>: Elaboración propia</text:p>
      <text:p text:style-name="P111">La Historia de Usuario 6 es un módulo que realiza las consultas al servidor <text:span text:style-name="T94">TSA</text:span> para adquirir <text:span text:style-name="T110">la</text:span> fecha y hora exacta <text:span text:style-name="T110">en la que se esta realizando </text:span>a la firma, <text:span text:style-name="T110">este dato es añadido al documento</text:span> pdf.</text:p>
      <text:p text:style-name="P112"><text:span text:style-name="T85">A continuación se describe las Tarjetas de Tarea correspondientes:</text:span></text:p>
      <table:table table:name="Tabla20" table:style-name="Tabla20">
        <table:table-column table:style-name="Tabla20.A"/>
        <table:table-column table:style-name="Tabla20.B"/>
        <text:soft-page-break/>
        <table:table-row>
          <table:table-cell table:style-name="Tabla20.A1" table:number-columns-spanned="2" office:value-type="string">
            <text:p text:style-name="P130">Tarea</text:p>
          </table:table-cell>
          <table:covered-table-cell/>
        </table:table-row>
        <table:table-row>
          <table:table-cell table:style-name="Tabla20.A2" office:value-type="string">
            <text:p text:style-name="P137">Numero de Tarea: <text:span text:style-name="T110">6</text:span><text:span text:style-name="T56">.1</text:span></text:p>
          </table:table-cell>
          <table:table-cell table:style-name="Tabla20.B2" office:value-type="string">
            <text:p text:style-name="P137">Numero de Historia: <text:span text:style-name="T62">6</text:span></text:p>
          </table:table-cell>
        </table:table-row>
        <table:table-row>
          <table:table-cell table:style-name="Tabla20.B2" table:number-columns-spanned="2" office:value-type="string">
            <text:p text:style-name="P137">Nombre de tarea:<text:span text:style-name="T32"> </text:span><text:span text:style-name="T44">D</text:span><text:span text:style-name="T49">esarrollo </text:span><text:span text:style-name="T62">de modulo para consulta a servidor TSA</text:span></text:p>
          </table:table-cell>
          <table:covered-table-cell/>
        </table:table-row>
        <table:table-row>
          <table:table-cell table:style-name="Tabla20.B2" table:number-columns-spanned="2" office:value-type="string">
            <text:p text:style-name="P137">Tipo de tarea: <text:span text:style-name="T34">Desarrollo</text:span></text:p>
          </table:table-cell>
          <table:covered-table-cell/>
        </table:table-row>
        <table:table-row>
          <table:table-cell table:style-name="Tabla20.B2" table:number-columns-spanned="2" office:value-type="string">
            <text:p text:style-name="P137">Programador(a) Responsable: <text:span text:style-name="T32"><text:s/></text:span><text:span text:style-name="T34">Armin Mesa Sanchez</text:span></text:p>
          </table:table-cell>
          <table:covered-table-cell/>
        </table:table-row>
        <table:table-row>
          <table:table-cell table:style-name="Tabla20.B2" table:number-columns-spanned="2" office:value-type="string">
            <text:p text:style-name="P137">Descripción: <text:span text:style-name="T59">Realiza el módulo para </text:span><text:span text:style-name="T62">realizar las consultas al servidor TSA, para ver tipo de autenticación, las politicas de OID y algoritmo hash que usa el servidor.</text:span></text:p>
          </table:table-cell>
          <table:covered-table-cell/>
        </table:table-row>
      </table:table>
      <text:p text:style-name="P67"><text:span text:style-name="T30">Tabla </text:span><text:span text:style-name="T30"><text:sequence text:ref-name="refTable19" text:name="Table" text:formula="ooow:Table+1" style:num-format="1">3.19</text:sequence></text:span> Tarjeta de Tarea 6.1 de Historia de Usuario 6</text:p>
      <text:p text:style-name="P83"><text:span text:style-name="T30">Fuente</text:span>: Elaboración propia</text:p>
      <text:p text:style-name="P116">En la Tarea 6.1 (Tabla <text:sequence-ref text:reference-format="value" text:ref-name="refTable19">3.19</text:sequence-ref>) se desarrolla el módulo para consultar al TSA de la CE para poder <text:span text:style-name="T111">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31">Tarea</text:p>
          </table:table-cell>
          <table:covered-table-cell/>
        </table:table-row>
        <table:table-row>
          <table:table-cell table:style-name="Tabla21.A2" office:value-type="string">
            <text:p text:style-name="P138">Numero de Tarea: <text:span text:style-name="T110">6</text:span><text:span text:style-name="T56">.</text:span><text:span text:style-name="T63">2</text:span></text:p>
          </table:table-cell>
          <table:table-cell table:style-name="Tabla21.B2" office:value-type="string">
            <text:p text:style-name="P138">Numero de Historia: <text:span text:style-name="T62">6</text:span></text:p>
          </table:table-cell>
        </table:table-row>
        <table:table-row>
          <table:table-cell table:style-name="Tabla21.B2" table:number-columns-spanned="2" office:value-type="string">
            <text:p text:style-name="P138">Nombre de tarea:<text:span text:style-name="T32"> </text:span><text:span text:style-name="T44">D</text:span><text:span text:style-name="T49">esarrollo </text:span><text:span text:style-name="T62">de </text:span><text:span text:style-name="T63">interfaz</text:span><text:span text:style-name="T62"> para consulta a servidor TSA</text:span></text:p>
          </table:table-cell>
          <table:covered-table-cell/>
        </table:table-row>
        <table:table-row>
          <table:table-cell table:style-name="Tabla21.B2" table:number-columns-spanned="2" office:value-type="string">
            <text:p text:style-name="P138">Tipo de tarea: <text:span text:style-name="T34">Desarrollo</text:span></text:p>
          </table:table-cell>
          <table:covered-table-cell/>
        </table:table-row>
        <table:table-row>
          <table:table-cell table:style-name="Tabla21.B2" table:number-columns-spanned="2" office:value-type="string">
            <text:p text:style-name="P138">Programador(a) Responsable: <text:span text:style-name="T32"><text:s/></text:span><text:span text:style-name="T34">Armin Mesa Sanchez</text:span></text:p>
          </table:table-cell>
          <table:covered-table-cell/>
        </table:table-row>
        <table:table-row>
          <table:table-cell table:style-name="Tabla21.B2" table:number-columns-spanned="2" office:value-type="string">
            <text:p text:style-name="P138">Descripción: <text:span text:style-name="T59">Realiza</text:span><text:span text:style-name="T63">r</text:span><text:span text:style-name="T59"> el </text:span><text:span text:style-name="T63">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67"><text:span text:style-name="T30">Tabla </text:span><text:span text:style-name="T30"><text:sequence text:ref-name="refTable20" text:name="Table" text:formula="ooow:Table+1" style:num-format="1">3.20</text:sequence></text:span> Tarjeta de Tarea 6.2 de Historia de Usuario 6</text:p>
      <text:p text:style-name="P84"><text:span text:style-name="T30">Fuente</text:span>: Elaboración propia</text:p>
      <text:p text:style-name="P117">Para esta tar<text:span text:style-name="T112">ea (Tabla </text:span><text:span text:style-name="T112"><text:sequence-ref text:reference-format="value" text:ref-name="refTable20">3.20</text:sequence-ref></text:span><text:span text:style-name="T112">) se desarrolla la interfaz para añadir la URL del servidor TSA, escoger el tipo de autenticación que puede ser del tipo:</text:span></text:p>
      <text:list xml:id="list4123503658338217008" text:style-name="L6">
        <text:list-item>
          <text:p text:style-name="P118">Ninguno, no es necesario añadir algún dato excepto la URL del servidor.</text:p>
        </text:list-item>
        <text:list-item>
          <text:p text:style-name="P118">Usuario y contraseña, es necesario un usuario y contraseña para realizar la consulta.</text:p>
        </text:list-item>
        <text:list-item>
          <text:p text:style-name="P118">Certificado, el usuario tiene un certificado en el servidor TSA al cual puede puede usar para adquirir el sello de tiempo.</text:p>
        </text:list-item>
      </text:list>
      <text:p text:style-name="P119">Ademas de estas opciones el usuario tendrá las opciones de añadir su OID para realizar las consultas, como también añadir el tipo de resumen que quiere usar para su documento pdf.</text:p>
      <text:p text:style-name="P120"/>
      <table:table table:name="Tabla22" table:style-name="Tabla22">
        <table:table-column table:style-name="Tabla22.A"/>
        <table:table-column table:style-name="Tabla22.B"/>
        <text:soft-page-break/>
        <table:table-row>
          <table:table-cell table:style-name="Tabla22.A1" table:number-columns-spanned="2" office:value-type="string">
            <text:p text:style-name="P145">Historias de Usuario</text:p>
          </table:table-cell>
          <table:covered-table-cell/>
        </table:table-row>
        <table:table-row>
          <table:table-cell table:style-name="Tabla22.A2" office:value-type="string">
            <text:p text:style-name="P149">Numero: <text:span text:style-name="T64">7</text:span></text:p>
          </table:table-cell>
          <table:table-cell table:style-name="Tabla22.B2" office:value-type="string">
            <text:p text:style-name="P155">Nombre: <text:span text:style-name="T25">V</text:span><text:span text:style-name="T17">alidación y verificación de firmas digitales en documentos con formato PDF.</text:span></text:p>
          </table:table-cell>
        </table:table-row>
        <table:table-row>
          <table:table-cell table:style-name="Tabla22.A2" office:value-type="string">
            <text:p text:style-name="P153">Autor: <text:span text:style-name="T33">Armin Mesa Sanchez</text:span></text:p>
          </table:table-cell>
          <table:table-cell table:style-name="Tabla22.B2" office:value-type="string">
            <text:p text:style-name="P158"/>
          </table:table-cell>
        </table:table-row>
        <table:table-row>
          <table:table-cell table:style-name="Tabla22.A2" office:value-type="string">
            <text:p text:style-name="P153">Prioridad: <text:span text:style-name="T51">Media</text:span></text:p>
          </table:table-cell>
          <table:table-cell table:style-name="Tabla22.B2" office:value-type="string">
            <text:p text:style-name="P158"/>
          </table:table-cell>
        </table:table-row>
        <table:table-row>
          <table:table-cell table:style-name="Tabla22.B2" table:number-columns-spanned="2" office:value-type="string">
            <text:p text:style-name="P160">Descripción: <text:span text:style-name="T60">Se Desarrolla módulo </text:span><text:span text:style-name="T67">para obtener la información de un documento pdf firmado, como ser: sello de tiempo, información de firmante, nivel de certificación, hash de documento, numero de revisiones de pdf, </text:span></text:p>
          </table:table-cell>
          <table:covered-table-cell/>
        </table:table-row>
      </table:table>
      <text:p text:style-name="P67"><text:span text:style-name="T30">Tabla </text:span><text:span text:style-name="T30"><text:sequence text:ref-name="refTable21" text:name="Table" text:formula="ooow:Table+1" style:num-format="1">3.21</text:sequence></text:span> Historia de Usuario 7</text:p>
      <text:p text:style-name="P85"><text:span text:style-name="T30">Fuente</text:span>: Elaboración propia</text:p>
      <text:p text:style-name="P121">En esta historia de usuario (Tabla <text:sequence-ref text:reference-format="value" text:ref-name="refTable21">3.21</text:sequence-ref>) se <text:span text:style-name="T113">desarrolla el módulo para obtener información de un documento pdf que sera procesada para ser mostrada al usuario de forma entendible.</text:span></text:p>
      <text:p text:style-name="P113"><text:span text:style-name="T85">A continuación se describe las Tarjetas de Tarea correspondientes:</text:span></text:p>
      <text:p text:style-name="P114"/>
      <table:table table:name="Tabla24" table:style-name="Tabla24">
        <table:table-column table:style-name="Tabla24.A"/>
        <table:table-column table:style-name="Tabla24.B"/>
        <table:table-row>
          <table:table-cell table:style-name="Tabla24.A1" table:number-columns-spanned="2" office:value-type="string">
            <text:p text:style-name="P132">Tarea</text:p>
          </table:table-cell>
          <table:covered-table-cell/>
        </table:table-row>
        <table:table-row>
          <table:table-cell table:style-name="Tabla24.A2" office:value-type="string">
            <text:p text:style-name="P139">Numero de Tarea: <text:span text:style-name="T114">7</text:span><text:span text:style-name="T56">.</text:span><text:span text:style-name="T68">1</text:span></text:p>
          </table:table-cell>
          <table:table-cell table:style-name="Tabla24.B2" office:value-type="string">
            <text:p text:style-name="P139">Numero de Historia: <text:span text:style-name="T68">7</text:span></text:p>
          </table:table-cell>
        </table:table-row>
        <table:table-row>
          <table:table-cell table:style-name="Tabla24.B2" table:number-columns-spanned="2" office:value-type="string">
            <text:p text:style-name="P139">Nombre de tarea:<text:span text:style-name="T32"> </text:span><text:span text:style-name="T44">D</text:span><text:span text:style-name="T49">esarrollo </text:span><text:span text:style-name="T62">de </text:span><text:span text:style-name="T68">módulo para obtener información de pdf firmado.</text:span></text:p>
          </table:table-cell>
          <table:covered-table-cell/>
        </table:table-row>
        <table:table-row>
          <table:table-cell table:style-name="Tabla24.B2" table:number-columns-spanned="2" office:value-type="string">
            <text:p text:style-name="P139">Tipo de tarea: <text:span text:style-name="T34">Desarrollo</text:span></text:p>
          </table:table-cell>
          <table:covered-table-cell/>
        </table:table-row>
        <table:table-row>
          <table:table-cell table:style-name="Tabla24.B2" table:number-columns-spanned="2" office:value-type="string">
            <text:p text:style-name="P139">Programador(a) Responsable: <text:span text:style-name="T32"><text:s/></text:span><text:span text:style-name="T34">Armin Mesa Sanchez</text:span></text:p>
          </table:table-cell>
          <table:covered-table-cell/>
        </table:table-row>
        <table:table-row>
          <table:table-cell table:style-name="Tabla24.B2" table:number-columns-spanned="2" office:value-type="string">
            <text:p text:style-name="P142">Descripción: <text:span text:style-name="T59">Realiza</text:span><text:span text:style-name="T63">r</text:span><text:span text:style-name="T59"> el </text:span><text:span text:style-name="T63">desarrollo </text:span><text:span text:style-name="T68">módulo para obtener la información necesaria como ser: nombre del firmante, fecha de firmado, </text:span></text:p>
          </table:table-cell>
          <table:covered-table-cell/>
        </table:table-row>
      </table:table>
      <text:p text:style-name="P67"><text:span text:style-name="T30">Tabla </text:span><text:span text:style-name="T30"><text:sequence text:ref-name="refTable22" text:name="Table" text:formula="ooow:Table+1" style:num-format="1">3.22</text:sequence></text:span> Tarjeta de Tarea 7.1 para Historia de Usuario 7</text:p>
      <text:p text:style-name="P86"><text:span text:style-name="T30">Fuente</text:span>: Elaboración propia</text:p>
      <text:p text:style-name="P122">En esta tarea (Tabla <text:sequence-ref text:reference-format="value" text:ref-name="refTable22">3.22</text:sequence-ref>) se realizara lo inverso de todo lo realizado hasta ahora, se podra obtener la información del firmando como también la información del servidor TSA y OCSP.</text:p>
      <text:p text:style-name="P122"/>
      <table:table table:name="Tabla25" table:style-name="Tabla25">
        <table:table-column table:style-name="Tabla25.A"/>
        <table:table-column table:style-name="Tabla25.B"/>
        <table:table-row>
          <table:table-cell table:style-name="Tabla25.A1" table:number-columns-spanned="2" office:value-type="string">
            <text:p text:style-name="P132">Tarea</text:p>
          </table:table-cell>
          <table:covered-table-cell/>
        </table:table-row>
        <table:table-row>
          <table:table-cell table:style-name="Tabla25.A2" office:value-type="string">
            <text:p text:style-name="P139">Numero de Tarea: <text:span text:style-name="T114">7</text:span><text:span text:style-name="T56">.</text:span><text:span text:style-name="T63">2</text:span></text:p>
          </table:table-cell>
          <table:table-cell table:style-name="Tabla25.B2" office:value-type="string">
            <text:p text:style-name="P139">Numero de Historia: <text:span text:style-name="T68">7</text:span></text:p>
          </table:table-cell>
        </table:table-row>
        <table:table-row>
          <table:table-cell table:style-name="Tabla25.B2" table:number-columns-spanned="2" office:value-type="string">
            <text:p text:style-name="P139">Nombre de tarea:<text:span text:style-name="T32"> </text:span><text:span text:style-name="T44">D</text:span><text:span text:style-name="T49">esarrollo </text:span><text:span text:style-name="T62">de </text:span><text:span text:style-name="T63">interfaz</text:span><text:span text:style-name="T62"> para </text:span><text:span text:style-name="T68">mostrar información de pdf firmado.</text:span></text:p>
          </table:table-cell>
          <table:covered-table-cell/>
        </table:table-row>
        <table:table-row>
          <table:table-cell table:style-name="Tabla25.B2" table:number-columns-spanned="2" office:value-type="string">
            <text:p text:style-name="P139">Tipo de tarea: <text:span text:style-name="T34">Desarrollo</text:span></text:p>
          </table:table-cell>
          <table:covered-table-cell/>
        </table:table-row>
        <table:table-row>
          <table:table-cell table:style-name="Tabla25.B2" table:number-columns-spanned="2" office:value-type="string">
            <text:p text:style-name="P139">Programador(a) Responsable: <text:span text:style-name="T32"><text:s/></text:span><text:span text:style-name="T34">Armin Mesa Sanchez</text:span></text:p>
          </table:table-cell>
          <table:covered-table-cell/>
        </table:table-row>
        <table:table-row>
          <table:table-cell table:style-name="Tabla25.B2" table:number-columns-spanned="2" office:value-type="string">
            <text:p text:style-name="P139">Descripción: <text:span text:style-name="T59">Realiza</text:span><text:span text:style-name="T63">r</text:span><text:span text:style-name="T59"> el </text:span><text:span text:style-name="T63">desarrollo de la interfaz para </text:span><text:span text:style-name="T69">mostrar la información de un pdf firmado.</text:span></text:p>
          </table:table-cell>
          <table:covered-table-cell/>
        </table:table-row>
      </table:table>
      <text:p text:style-name="P67"><text:span text:style-name="T30">Tabla </text:span><text:span text:style-name="T30"><text:sequence text:ref-name="refTable23" text:name="Table" text:formula="ooow:Table+1" style:num-format="1">3.23</text:sequence></text:span> Tarjeta de Tarea 7.2 de Historia de Usuario 7</text:p>
      <text:p text:style-name="P87"><text:soft-page-break/><text:span text:style-name="T30">Fuente</text:span>: Elaboración propia</text:p>
      <text:p text:style-name="P123">En esta tarea (Tabla <text:sequence-ref text:reference-format="value" text:ref-name="refTable23">3.23</text:sequence-ref>) mostraremos la información del firmante, como algunos aspectos importantes del documento pdf, como ser:</text:p>
      <text:p text:style-name="P123"/>
      <table:table table:name="Tabla23" table:style-name="Tabla23">
        <table:table-column table:style-name="Tabla23.A"/>
        <table:table-column table:style-name="Tabla23.B"/>
        <table:table-row>
          <table:table-cell table:style-name="Tabla23.A1" table:number-columns-spanned="2" office:value-type="string">
            <text:p text:style-name="P146">Historias de Usuario</text:p>
          </table:table-cell>
          <table:covered-table-cell/>
        </table:table-row>
        <table:table-row>
          <table:table-cell table:style-name="Tabla23.A2" office:value-type="string">
            <text:p text:style-name="P150">Numero: <text:span text:style-name="T66">8</text:span></text:p>
          </table:table-cell>
          <table:table-cell table:style-name="Tabla23.B2" office:value-type="string">
            <text:p text:style-name="P154">Nombre: <text:span text:style-name="T28">A</text:span><text:span text:style-name="T17">lmacenamiento del historial de firmas realizadas </text:span><text:span text:style-name="T28">por los servidores públicos y acceso </text:span><text:span text:style-name="T17">mediante un código QR</text:span><text:span text:style-name="T28">.</text:span></text:p>
          </table:table-cell>
        </table:table-row>
        <table:table-row>
          <table:table-cell table:style-name="Tabla23.A2" office:value-type="string">
            <text:p text:style-name="P154">Autor: <text:span text:style-name="T33">Armin Mesa Sanchez</text:span></text:p>
          </table:table-cell>
          <table:table-cell table:style-name="Tabla23.B2" office:value-type="string">
            <text:p text:style-name="P159"/>
          </table:table-cell>
        </table:table-row>
        <table:table-row>
          <table:table-cell table:style-name="Tabla23.A2" office:value-type="string">
            <text:p text:style-name="P154">Prioridad: <text:span text:style-name="T51">Media</text:span></text:p>
          </table:table-cell>
          <table:table-cell table:style-name="Tabla23.B2" office:value-type="string">
            <text:p text:style-name="P159"/>
          </table:table-cell>
        </table:table-row>
        <table:table-row>
          <table:table-cell table:style-name="Tabla23.B2" table:number-columns-spanned="2" office:value-type="string">
            <text:p text:style-name="P154">Descripción: <text:span text:style-name="T60">Se Desarrolla módulo </text:span><text:span text:style-name="T65">para almacenar los documentos firmados por los usuarios, los documentos firmados incluirán un código QR que contendrán la ubicación del documento respaldado en un servidor ftp.</text:span></text:p>
          </table:table-cell>
          <table:covered-table-cell/>
        </table:table-row>
      </table:table>
      <text:p text:style-name="P67"><text:span text:style-name="T30">Tabla </text:span><text:span text:style-name="T30"><text:sequence text:ref-name="refTable24" text:name="Table" text:formula="ooow:Table+1" style:num-format="1">3.24</text:sequence></text:span> Historia de Usuario 8</text:p>
      <text:p text:style-name="P87"><text:span text:style-name="T30">Fuente</text:span>: Elaboración propia</text:p>
      <text:p text:style-name="P123">Esta historia de usuario (Tabla <text:sequence-ref text:reference-format="value" text:ref-name="refTable24">3.24</text:sequence-ref>) se desarrollara para los casos en los que el documento tenga que ser impreso, como también para respaldar la información de los usuarios.</text:p>
      <text:p text:style-name="P115"><text:span text:style-name="T85">A continuación se describe las Tarjetas de Tarea correspondientes:</text:span></text:p>
      <table:table table:name="Tabla26" table:style-name="Tabla26">
        <table:table-column table:style-name="Tabla26.A"/>
        <table:table-column table:style-name="Tabla26.B"/>
        <table:table-row>
          <table:table-cell table:style-name="Tabla26.A1" table:number-columns-spanned="2" office:value-type="string">
            <text:p text:style-name="P133">Tarea</text:p>
          </table:table-cell>
          <table:covered-table-cell/>
        </table:table-row>
        <table:table-row>
          <table:table-cell table:style-name="Tabla26.A2" office:value-type="string">
            <text:p text:style-name="P140">Numero de Tarea: <text:span text:style-name="T70">8.1</text:span></text:p>
          </table:table-cell>
          <table:table-cell table:style-name="Tabla26.B2" office:value-type="string">
            <text:p text:style-name="P140">Numero de Historia: <text:span text:style-name="T70">8</text:span></text:p>
          </table:table-cell>
        </table:table-row>
        <table:table-row>
          <table:table-cell table:style-name="Tabla26.B2" table:number-columns-spanned="2" office:value-type="string">
            <text:p text:style-name="P140">Nombre de tarea:<text:span text:style-name="T32"> </text:span><text:span text:style-name="T44">D</text:span><text:span text:style-name="T49">esarrollo </text:span><text:span text:style-name="T62">de </text:span><text:span text:style-name="T70">modulo de introducción de usuario y contraseña</text:span><text:span text:style-name="T68">.</text:span></text:p>
          </table:table-cell>
          <table:covered-table-cell/>
        </table:table-row>
        <table:table-row>
          <table:table-cell table:style-name="Tabla26.B2" table:number-columns-spanned="2" office:value-type="string">
            <text:p text:style-name="P140">Tipo de tarea: <text:span text:style-name="T34">Desarrollo</text:span></text:p>
          </table:table-cell>
          <table:covered-table-cell/>
        </table:table-row>
        <table:table-row>
          <table:table-cell table:style-name="Tabla26.B2" table:number-columns-spanned="2" office:value-type="string">
            <text:p text:style-name="P140">Programador(a) Responsable: <text:span text:style-name="T32"><text:s/></text:span><text:span text:style-name="T34">Armin Mesa Sanchez</text:span></text:p>
          </table:table-cell>
          <table:covered-table-cell/>
        </table:table-row>
        <table:table-row>
          <table:table-cell table:style-name="Tabla26.B2" table:number-columns-spanned="2" office:value-type="string">
            <text:p text:style-name="P140">Descripción: <text:span text:style-name="T59">Realiza</text:span><text:span text:style-name="T63">r</text:span><text:span text:style-name="T59"> el </text:span><text:span text:style-name="T63">desarrollo </text:span><text:span text:style-name="T70">de un módulo en el cual se introduce un usuario y contraseña para poder respaldar la información de documentos firmados </text:span><text:span text:style-name="T71">en un servidor</text:span><text:span text:style-name="T70">.</text:span></text:p>
          </table:table-cell>
          <table:covered-table-cell/>
        </table:table-row>
      </table:table>
      <text:p text:style-name="P67"><text:span text:style-name="T30">Tabla </text:span><text:span text:style-name="T30"><text:sequence text:ref-name="refTable25" text:name="Table" text:formula="ooow:Table+1" style:num-format="1">3.25</text:sequence></text:span> Tarjeta de Tarea 8.1 de Historia de Usuario 8</text:p>
      <text:p text:style-name="P88"><text:span text:style-name="T30">Fuente</text:span>: Elaboración propia</text:p>
      <text:p text:style-name="P124">Esta tarea (Tabla <text:sequence-ref text:reference-format="value" text:ref-name="refTable25">3.25</text:sequence-ref>) <text:span text:style-name="T115">se desarrolla un módulo para que el usuario pueda añadir un usuario y contraseña, de esta forma</text:span> almacenar la información del usuario, como también almacenar el historial de firmas realizadas.</text:p>
      <text:p text:style-name="P125"/>
      <table:table table:name="Tabla27" table:style-name="Tabla27">
        <table:table-column table:style-name="Tabla27.A"/>
        <table:table-column table:style-name="Tabla27.B"/>
        <text:soft-page-break/>
        <table:table-row>
          <table:table-cell table:style-name="Tabla27.A1" table:number-columns-spanned="2" office:value-type="string">
            <text:p text:style-name="P134">Tarea</text:p>
          </table:table-cell>
          <table:covered-table-cell/>
        </table:table-row>
        <table:table-row>
          <table:table-cell table:style-name="Tabla27.A2" office:value-type="string">
            <text:p text:style-name="P141">Numero de Tarea: <text:span text:style-name="T115">8</text:span><text:span text:style-name="T56">.</text:span><text:span text:style-name="T63">2</text:span></text:p>
          </table:table-cell>
          <table:table-cell table:style-name="Tabla27.B2" office:value-type="string">
            <text:p text:style-name="P141">Numero de Historia: </text:p>
          </table:table-cell>
        </table:table-row>
        <table:table-row>
          <table:table-cell table:style-name="Tabla27.B2" table:number-columns-spanned="2" office:value-type="string">
            <text:p text:style-name="P141">Nombre de tarea:<text:span text:style-name="T32"> </text:span><text:span text:style-name="T44">D</text:span><text:span text:style-name="T49">esarrollo </text:span><text:span text:style-name="T62">de </text:span><text:span text:style-name="T63">interfaz</text:span><text:span text:style-name="T62"> para </text:span><text:span text:style-name="T71">introducir usuario y contraseña.</text:span></text:p>
          </table:table-cell>
          <table:covered-table-cell/>
        </table:table-row>
        <table:table-row>
          <table:table-cell table:style-name="Tabla27.B2" table:number-columns-spanned="2" office:value-type="string">
            <text:p text:style-name="P141">Tipo de tarea: <text:span text:style-name="T34">Desarrollo</text:span></text:p>
          </table:table-cell>
          <table:covered-table-cell/>
        </table:table-row>
        <table:table-row>
          <table:table-cell table:style-name="Tabla27.B2" table:number-columns-spanned="2" office:value-type="string">
            <text:p text:style-name="P141">Programador(a) Responsable: <text:span text:style-name="T32"><text:s/></text:span><text:span text:style-name="T34">Armin Mesa Sanchez</text:span></text:p>
          </table:table-cell>
          <table:covered-table-cell/>
        </table:table-row>
        <table:table-row>
          <table:table-cell table:style-name="Tabla27.B2" table:number-columns-spanned="2" office:value-type="string">
            <text:p text:style-name="P141">Descripción: <text:span text:style-name="T59">Realiza</text:span><text:span text:style-name="T63">r</text:span><text:span text:style-name="T59"> el </text:span><text:span text:style-name="T63">desarrollo de la interfaz </text:span><text:span text:style-name="T71">para que el usuario ingrese un usuario y contraseña para realizar un respaldo de su documento firmado.</text:span></text:p>
          </table:table-cell>
          <table:covered-table-cell/>
        </table:table-row>
      </table:table>
      <text:p text:style-name="P67"><text:span text:style-name="T30">Tabla </text:span><text:span text:style-name="T30"><text:sequence text:ref-name="refTable26" text:name="Table" text:formula="ooow:Table+1" style:num-format="1">3.26</text:sequence></text:span> Tarjeta de Tarea 8.2 de Historia de Usuario 8</text:p>
      <text:p text:style-name="P89"><text:span text:style-name="T30">Fuente</text:span>: Elaboración propia</text:p>
      <text:p text:style-name="P126">Para esta tarea (Tabla <text:sequence-ref text:reference-format="value" text:ref-name="refTable26">3.26</text:sequence-ref>) se realizara una interfaz amigable <text:span text:style-name="T116">con un boton</text:span> en el cual el usuario indicara que documento quiere respaldar, para luego ingresar un usuario y contraseña para <text:span text:style-name="T116">confirmar el respaldo.</text:span></text:p>
      <text:h text:style-name="P161" text:outline-level="3">PLAN DE ENTREGAS</text:h>
      <text:p text:style-name="P91"><text:span text:style-name="T117">Una característica muy útil de la metodología de desarrollo XP es la programación incremental</text:span><text:span text:style-name="T3">, </text:span><text:span text:style-name="T6">estas</text:span><text:span text:style-name="T4"> iteraciones </text:span><text:span text:style-name="T6">consisten en </text:span><text:span text:style-name="T4">un ciclo completo de trabajo en las que se va definiendo las historias de usuario </text:span><text:span text:style-name="T7">que van a ser atendidas en dicho ciclo</text:span><text:span text:style-name="T4">, en este sentido se planifica la distribución de tiempo para cada modulo que se desarrollara.</text:span></text:p>
      <text:p text:style-name="P5"><text:span text:style-name="T2">Cada una de las iteraciones responden una cantidad de requisitos definidos p</text:span><text:span text:style-name="T5">ara el desarrollo de los módulos, estos son los artefactos de la metodología XP, como así también el lenguaje de modelado UML. En la </text:span><text:span text:style-name="T5"><text:sequence-ref text:reference-format="text" text:ref-name="refTable14">Tabla 3.27 Plan de entregas</text:sequence-ref></text:span><text:span text:style-name="T5"> se detalla la planificación de las iteraciones.</text:span></text:p>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28">Iteraciones</text:p>
          </table:table-cell>
          <table:table-cell table:style-name="Tabla1.A1" office:value-type="string">
            <text:p text:style-name="P28">Historias de usuario</text:p>
          </table:table-cell>
          <table:table-cell table:style-name="Tabla1.A1" office:value-type="string">
            <text:p text:style-name="P28">Duración</text:p>
          </table:table-cell>
          <table:table-cell table:style-name="Tabla1.D1" office:value-type="string">
            <text:p text:style-name="P28">Fecha inicio</text:p>
          </table:table-cell>
        </table:table-row>
        <table:table-row>
          <table:table-cell table:style-name="Tabla1.A2" office:value-type="string">
            <text:p text:style-name="P46">Primera</text:p>
          </table:table-cell>
          <table:table-cell table:style-name="Tabla1.B5" office:value-type="string">
            <text:list xml:id="list845409287977772195" text:style-name="L1">
              <text:list-item>
                <text:p text:style-name="P94"><text:span text:style-name="T10">U</text:span>sar la firma digital de un servidor público <text:span text:style-name="T11">almacenada en un token</text:span> para firmar documentos en formato PDF.</text:p>
              </text:list-item>
              <text:list-item>
                <text:p text:style-name="P95"><text:span text:style-name="T10">F</text:span>irmar documentos en formato PDF.</text:p>
              </text:list-item>
            </text:list>
          </table:table-cell>
          <table:table-cell table:style-name="Tabla1.A2" office:value-type="string">
            <text:p text:style-name="P45">5 Semanas</text:p>
          </table:table-cell>
          <table:table-cell table:style-name="Tabla1.D2" office:value-type="string">
            <text:p text:style-name="P45">17/08/2015</text:p>
          </table:table-cell>
        </table:table-row>
        <table:table-row>
          <table:table-cell table:style-name="Tabla1.A2" office:value-type="string">
            <text:p text:style-name="P46">Segunda</text:p>
          </table:table-cell>
          <table:table-cell table:style-name="Tabla1.B5" office:value-type="string">
            <text:list xml:id="list7879626096728436976" text:style-name="L2">
              <text:list-item>
                <text:p text:style-name="P99"><text:span text:style-name="T14">V</text:span><text:span text:style-name="T12">alidación y comprobación de estado del certificado otorgado por la entidad certificadora para tener una constancia del estado del certificado.</text:span></text:p>
              </text:list-item>
              <text:list-item>
                <text:p text:style-name="P97">V<text:span text:style-name="T29">isualizar un documento en formato PDF.</text:span></text:p>
              </text:list-item>
              <text:list-item>
                <text:p text:style-name="P98"><text:span text:style-name="T9">Incluir la marca de agua con la información del servidor publico.</text:span></text:p>
              </text:list-item>
            </text:list>
          </table:table-cell>
          <table:table-cell table:style-name="Tabla1.A2" office:value-type="string">
            <text:p text:style-name="P45">3 Semanas</text:p>
          </table:table-cell>
          <table:table-cell table:style-name="Tabla1.D2" office:value-type="string">
            <text:p text:style-name="P45">14/09/2015</text:p>
          </table:table-cell>
        </table:table-row>
        <table:table-row>
          <table:table-cell table:style-name="Tabla1.A2" office:value-type="string">
            <text:p text:style-name="P46">Tercera</text:p>
          </table:table-cell>
          <table:table-cell table:style-name="Tabla1.B5" office:value-type="string">
            <text:list xml:id="list2447151709763911446" text:style-name="L3">
              <text:list-item>
                <text:p text:style-name="P100"><text:span text:style-name="T13">Incluir s</text:span><text:span text:style-name="T12">ello de tiempo </text:span><text:span text:style-name="T14">de la entidad certificadora</text:span><text:span text:style-name="T12"> pa</text:span><text:span text:style-name="T13">ra</text:span><text:span text:style-name="T12"> los documentos firmados en formato PDF.</text:span></text:p>
              </text:list-item>
              <text:list-item>
                <text:p text:style-name="P96"><text:bookmark-start text:name="__DdeLink__11227_985329598"/><text:span text:style-name="T9">V</text:span><text:span text:style-name="T12">alidación y verificación de firmas digitales en documentos con formato PDF.</text:span><text:bookmark-end text:name="__DdeLink__11227_985329598"/></text:p>
              </text:list-item>
            </text:list>
          </table:table-cell>
          <table:table-cell table:style-name="Tabla1.A2" office:value-type="string">
            <text:p text:style-name="P45">3 semanas</text:p>
          </table:table-cell>
          <table:table-cell table:style-name="Tabla1.D2" office:value-type="string">
            <text:p text:style-name="P45">05/10/2015</text:p>
          </table:table-cell>
        </table:table-row>
        <table:table-row>
          <table:table-cell table:style-name="Tabla1.A2" office:value-type="string">
            <text:p text:style-name="P46">Cuarta</text:p>
          </table:table-cell>
          <table:table-cell table:style-name="Tabla1.B5" office:value-type="string">
            <text:list xml:id="list861780775333148413" text:style-name="L4">
              <text:list-item>
                <text:p text:style-name="P101"><text:span text:style-name="T15">A</text:span><text:span text:style-name="T12">lmacenamiento del historial de firmas realizadas </text:span><text:span text:style-name="T15">por los servidores públicos y acceso </text:span><text:span text:style-name="T12">mediante un código QR</text:span><text:span text:style-name="T15">.</text:span></text:p>
              </text:list-item>
            </text:list>
          </table:table-cell>
          <table:table-cell table:style-name="Tabla1.A2" office:value-type="string">
            <text:p text:style-name="P45">3 Semanas</text:p>
          </table:table-cell>
          <table:table-cell table:style-name="Tabla1.D2" office:value-type="string">
            <text:p text:style-name="P45">26/10/2015</text:p>
          </table:table-cell>
        </table:table-row>
      </table:table>
      <text:p text:style-name="P65"><text:span text:style-name="T30">Tabla </text:span><text:span text:style-name="T30"><text:sequence text:ref-name="refTable14" text:name="Table" text:formula="ooow:Table+1" style:num-format="1">3.27</text:sequence></text:span> Plan de entregas</text:p>
      <text:p text:style-name="P66"><text:span text:style-name="T30">Fuente</text:span>: Elaboración propia</text:p>
      <text:h text:style-name="Heading_20_2" text:outline-level="2">DISEÑO</text:h>
      <text:p text:style-name="P127">El modelo estructural realizado describe la Relación – Entidad a utilizar en el presente proyecto.</text:p>
      <text:h text:style-name="Heading_20_3" text:outline-level="3">Modelo Estructural</text:h>
      <text:p text:style-name="P92">El modelado de datos es la representación de todas</text:p>
      <text:h text:style-name="Heading_20_3" text:outline-level="3"><text:soft-page-break/>Tarjetas CRC</text:h>
      <text:h text:style-name="Heading_20_3" text:outline-level="3">Primera Iteración</text:h>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02T23:53:42.401276296</dc:date>
    <dc:creator>armin </dc:creator>
    <meta:editing-duration>PT1H36M17S</meta:editing-duration>
    <meta:editing-cycles>10</meta:editing-cycles>
    <meta:generator>LibreOffice/5.0.2.2$Linux_X86_64 LibreOffice_project/00m0$Build-2</meta:generator>
    <meta:printed-by>armin </meta:printed-by>
    <meta:print-date>2015-11-02T19:13:58.719159531</meta:print-date>
    <meta:document-statistic meta:table-count="27" meta:image-count="0" meta:object-count="0" meta:page-count="15" meta:paragraph-count="311" meta:word-count="3581" meta:character-count="21908" meta:non-whitespace-character-count="18636"/>
  </office:meta>
</office:document-meta>
</file>